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ED1EC38A.png" manifest:media-type="image/png"/>
  <manifest:file-entry manifest:full-path="Pictures/100000000000049D0000015E34831C0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Liberation Mono" svg:font-family="'Liberation Mono'"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66" style:family="table">
      <style:table-properties style:width="15.709cm" fo:margin-left="1.311cm" table:align="left"/>
    </style:style>
    <style:style style:name="表66.A" style:family="table-column">
      <style:table-column-properties style:column-width="0.81cm"/>
    </style:style>
    <style:style style:name="表66.B" style:family="table-column">
      <style:table-column-properties style:column-width="4.394cm"/>
    </style:style>
    <style:style style:name="表66.C" style:family="table-column">
      <style:table-column-properties style:column-width="10.506cm"/>
    </style:style>
    <style:style style:name="表6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66.C1" style:family="table-cell">
      <style:table-cell-properties fo:background-color="#c0c0c0" fo:padding="0.097cm" fo:border="0.05pt solid #000000">
        <style:background-image/>
      </style:table-cell-properties>
    </style:style>
    <style:style style:name="表66.A2" style:family="table-cell">
      <style:table-cell-properties style:vertical-align="middle" fo:padding="0.097cm" fo:border-left="0.05pt solid #000000" fo:border-right="none" fo:border-top="none" fo:border-bottom="0.05pt solid #000000"/>
    </style:style>
    <style:style style:name="表66.C2" style:family="table-cell">
      <style:table-cell-properties fo:padding="0.097cm" fo:border-left="0.05pt solid #000000" fo:border-right="0.05pt solid #000000" fo:border-top="none" fo:border-bottom="0.05pt solid #000000"/>
    </style:style>
    <style:style style:name="表66.C3" style:family="table-cell">
      <style:table-cell-properties fo:padding="0.097cm" fo:border-left="0.05pt solid #000000" fo:border-right="0.05pt solid #000000" fo:border-top="none" fo:border-bottom="0.05pt solid #000000"/>
    </style:style>
    <style:style style:name="表66.C4" style:family="table-cell">
      <style:table-cell-properties fo:padding="0.097cm" fo:border-left="0.05pt solid #000000" fo:border-right="0.05pt solid #000000" fo:border-top="none" fo:border-bottom="0.05pt solid #000000"/>
    </style:style>
    <style:style style:name="表69" style:family="table">
      <style:table-properties style:width="15.709cm" fo:margin-left="1.311cm" table:align="left"/>
    </style:style>
    <style:style style:name="表69.A" style:family="table-column">
      <style:table-column-properties style:column-width="0.834cm"/>
    </style:style>
    <style:style style:name="表69.B" style:family="table-column">
      <style:table-column-properties style:column-width="6.385cm"/>
    </style:style>
    <style:style style:name="表69.C" style:family="table-column">
      <style:table-column-properties style:column-width="4.078cm"/>
    </style:style>
    <style:style style:name="表69.D" style:family="table-column">
      <style:table-column-properties style:column-width="4.411cm"/>
    </style:style>
    <style:style style:name="表69.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69.D1" style:family="table-cell">
      <style:table-cell-properties fo:background-color="#b2b2b2" fo:padding="0.097cm" fo:border="0.05pt solid #000000">
        <style:background-image/>
      </style:table-cell-properties>
    </style:style>
    <style:style style:name="表69.A2" style:family="table-cell">
      <style:table-cell-properties fo:padding="0.097cm" fo:border-left="0.05pt solid #000000" fo:border-right="none" fo:border-top="none" fo:border-bottom="0.05pt solid #000000"/>
    </style:style>
    <style:style style:name="表69.B2" style:family="table-cell">
      <style:table-cell-properties style:vertical-align="middle" fo:padding="0.097cm" fo:border-left="0.05pt solid #000000" fo:border-right="none" fo:border-top="none" fo:border-bottom="0.05pt solid #000000"/>
    </style:style>
    <style:style style:name="表69.D2" style:family="table-cell">
      <style:table-cell-properties fo:padding="0.097cm" fo:border-left="0.05pt solid #000000" fo:border-right="0.05pt solid #000000" fo:border-top="none" fo:border-bottom="0.05pt solid #000000"/>
    </style:style>
    <style:style style:name="表69.D3" style:family="table-cell">
      <style:table-cell-properties fo:padding="0.097cm" fo:border-left="0.05pt solid #000000" fo:border-right="0.05pt solid #000000" fo:border-top="none" fo:border-bottom="0.05pt solid #000000"/>
    </style:style>
    <style:style style:name="表69.D4" style:family="table-cell">
      <style:table-cell-properties fo:padding="0.097cm" fo:border-left="0.05pt solid #000000" fo:border-right="0.05pt solid #000000" fo:border-top="none" fo:border-bottom="0.05pt solid #000000"/>
    </style:style>
    <style:style style:name="表76" style:family="table">
      <style:table-properties style:width="15.709cm" fo:margin-left="1.311cm" table:align="left"/>
    </style:style>
    <style:style style:name="表76.A" style:family="table-column">
      <style:table-column-properties style:column-width="0.834cm"/>
    </style:style>
    <style:style style:name="表76.B" style:family="table-column">
      <style:table-column-properties style:column-width="6.385cm"/>
    </style:style>
    <style:style style:name="表76.C" style:family="table-column">
      <style:table-column-properties style:column-width="8.49cm"/>
    </style:style>
    <style:style style:name="表7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76.C1" style:family="table-cell">
      <style:table-cell-properties fo:background-color="#c0c0c0" fo:padding="0.097cm" fo:border="0.05pt solid #000000">
        <style:background-image/>
      </style:table-cell-properties>
    </style:style>
    <style:style style:name="表76.A2" style:family="table-cell">
      <style:table-cell-properties fo:padding="0.097cm" fo:border-left="0.05pt solid #000000" fo:border-right="none" fo:border-top="none" fo:border-bottom="0.05pt solid #000000"/>
    </style:style>
    <style:style style:name="表76.B2" style:family="table-cell">
      <style:table-cell-properties style:vertical-align="middle" fo:padding="0.097cm" fo:border-left="0.05pt solid #000000" fo:border-right="none" fo:border-top="none" fo:border-bottom="0.05pt solid #000000"/>
    </style:style>
    <style:style style:name="表76.C2" style:family="table-cell">
      <style:table-cell-properties style:vertical-align="middle" fo:padding="0.097cm" fo:border-left="0.05pt solid #000000" fo:border-right="0.05pt solid #000000" fo:border-top="none" fo:border-bottom="0.05pt solid #000000"/>
    </style:style>
    <style:style style:name="表76.A3" style:family="table-cell">
      <style:table-cell-properties fo:padding="0.097cm" fo:border-left="0.05pt solid #000000" fo:border-right="none" fo:border-top="none" fo:border-bottom="0.05pt solid #000000"/>
    </style:style>
    <style:style style:name="表77" style:family="table">
      <style:table-properties style:width="15.709cm" fo:margin-left="1.311cm" table:align="left"/>
    </style:style>
    <style:style style:name="表77.A" style:family="table-column">
      <style:table-column-properties style:column-width="0.813cm"/>
    </style:style>
    <style:style style:name="表77.B" style:family="table-column">
      <style:table-column-properties style:column-width="3.177cm"/>
    </style:style>
    <style:style style:name="表77.C" style:family="table-column">
      <style:table-column-properties style:column-width="3.046cm"/>
    </style:style>
    <style:style style:name="表77.D" style:family="table-column">
      <style:table-column-properties style:column-width="1.914cm"/>
    </style:style>
    <style:style style:name="表77.E" style:family="table-column">
      <style:table-column-properties style:column-width="2.718cm"/>
    </style:style>
    <style:style style:name="表77.F" style:family="table-column">
      <style:table-column-properties style:column-width="4.041cm"/>
    </style:style>
    <style:style style:name="表77.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77.F1" style:family="table-cell">
      <style:table-cell-properties fo:background-color="#b2b2b2" fo:padding="0.097cm" fo:border="0.05pt solid #000000">
        <style:background-image/>
      </style:table-cell-properties>
    </style:style>
    <style:style style:name="表77.A2" style:family="table-cell">
      <style:table-cell-properties style:vertical-align="middle" fo:padding="0.097cm" fo:border-left="0.05pt solid #000000" fo:border-right="none" fo:border-top="none" fo:border-bottom="0.05pt solid #000000"/>
    </style:style>
    <style:style style:name="表77.F2" style:family="table-cell">
      <style:table-cell-properties fo:padding="0.097cm" fo:border-left="0.05pt solid #000000" fo:border-right="0.05pt solid #000000" fo:border-top="none" fo:border-bottom="0.05pt solid #000000"/>
    </style:style>
    <style:style style:name="表77.F3" style:family="table-cell">
      <style:table-cell-properties fo:padding="0.097cm" fo:border-left="0.05pt solid #000000" fo:border-right="0.05pt solid #000000" fo:border-top="none" fo:border-bottom="0.05pt solid #000000"/>
    </style:style>
    <style:style style:name="表77.F4" style:family="table-cell">
      <style:table-cell-properties fo:padding="0.097cm" fo:border-left="0.05pt solid #000000" fo:border-right="0.05pt solid #000000" fo:border-top="none" fo:border-bottom="0.05pt solid #000000"/>
    </style:style>
    <style:style style:name="特徴的な機能一覧" style:family="table">
      <style:table-properties style:width="16.702cm" fo:margin-left="1.175cm" fo:margin-right="-0.877cm" table:align="margins"/>
    </style:style>
    <style:style style:name="特徴的な機能一覧.A" style:family="table-column">
      <style:table-column-properties style:column-width="2.895cm" style:rel-column-width="11357*"/>
    </style:style>
    <style:style style:name="特徴的な機能一覧.B" style:family="table-column">
      <style:table-column-properties style:column-width="3.505cm" style:rel-column-width="13752*"/>
    </style:style>
    <style:style style:name="特徴的な機能一覧.C" style:family="table-column">
      <style:table-column-properties style:column-width="6.599cm" style:rel-column-width="25891*"/>
    </style:style>
    <style:style style:name="特徴的な機能一覧.D" style:family="table-column">
      <style:table-column-properties style:column-width="1.489cm" style:rel-column-width="5841*"/>
    </style:style>
    <style:style style:name="特徴的な機能一覧.E" style:family="table-column">
      <style:table-column-properties style:column-width="2.215cm" style:rel-column-width="8694*"/>
    </style:style>
    <style:style style:name="特徴的な機能一覧.A1" style:family="table-cell">
      <style:table-cell-properties fo:background-color="#c0c0c0" fo:padding="0.097cm" fo:border-left="0.05pt solid #000000" fo:border-right="none" fo:border-top="0.05pt solid #000000" fo:border-bottom="0.05pt solid #000000">
        <style:background-image/>
      </style:table-cell-properties>
    </style:style>
    <style:style style:name="特徴的な機能一覧.E1" style:family="table-cell">
      <style:table-cell-properties fo:background-color="#c0c0c0" fo:padding="0.097cm" fo:border="0.05pt solid #000000">
        <style:background-image/>
      </style:table-cell-properties>
    </style:style>
    <style:style style:name="特徴的な機能一覧.A2" style:family="table-cell">
      <style:table-cell-properties fo:padding="0.097cm" fo:border-left="0.05pt solid #000000" fo:border-right="none" fo:border-top="none" fo:border-bottom="0.05pt solid #000000"/>
    </style:style>
    <style:style style:name="特徴的な機能一覧.B2" style:family="table-cell">
      <style:table-cell-properties fo:padding="0.097cm" fo:border-left="0.05pt solid #000000" fo:border-right="none" fo:border-top="none" fo:border-bottom="0.05pt solid #000000"/>
    </style:style>
    <style:style style:name="特徴的な機能一覧.C2" style:family="table-cell">
      <style:table-cell-properties fo:padding="0.097cm" fo:border-left="0.05pt solid #000000" fo:border-right="none" fo:border-top="none" fo:border-bottom="0.05pt solid #000000"/>
    </style:style>
    <style:style style:name="特徴的な機能一覧.D2" style:family="table-cell">
      <style:table-cell-properties fo:padding="0.097cm" fo:border-left="0.05pt solid #000000" fo:border-right="none" fo:border-top="none" fo:border-bottom="0.05pt solid #000000"/>
    </style:style>
    <style:style style:name="特徴的な機能一覧.E2" style:family="table-cell" style:data-style-name="N0">
      <style:table-cell-properties fo:padding="0.097cm" fo:border-left="0.05pt solid #000000" fo:border-right="0.05pt solid #000000" fo:border-top="none" fo:border-bottom="0.05pt solid #000000"/>
    </style:style>
    <style:style style:name="特徴的な機能一覧.A3" style:family="table-cell">
      <style:table-cell-properties fo:padding="0.097cm" fo:border-left="0.05pt solid #000000" fo:border-right="none" fo:border-top="none" fo:border-bottom="0.05pt solid #000000"/>
    </style:style>
    <style:style style:name="特徴的な機能一覧.B3" style:family="table-cell">
      <style:table-cell-properties fo:padding="0.097cm" fo:border-left="0.05pt solid #000000" fo:border-right="none" fo:border-top="none" fo:border-bottom="0.05pt solid #000000"/>
    </style:style>
    <style:style style:name="特徴的な機能一覧.C3" style:family="table-cell">
      <style:table-cell-properties fo:padding="0.097cm" fo:border-left="0.05pt solid #000000" fo:border-right="none" fo:border-top="none" fo:border-bottom="0.05pt solid #000000"/>
    </style:style>
    <style:style style:name="特徴的な機能一覧.D3" style:family="table-cell">
      <style:table-cell-properties fo:padding="0.097cm" fo:border-left="0.05pt solid #000000" fo:border-right="none" fo:border-top="none" fo:border-bottom="0.05pt solid #000000"/>
    </style:style>
    <style:style style:name="特徴的な機能一覧.E3" style:family="table-cell">
      <style:table-cell-properties fo:padding="0.097cm" fo:border-left="0.05pt solid #000000" fo:border-right="0.05pt solid #000000" fo:border-top="none" fo:border-bottom="0.05pt solid #000000"/>
    </style:style>
    <style:style style:name="特徴的な機能一覧.A4" style:family="table-cell">
      <style:table-cell-properties fo:padding="0.097cm" fo:border-left="0.05pt solid #000000" fo:border-right="none" fo:border-top="none" fo:border-bottom="0.05pt solid #000000"/>
    </style:style>
    <style:style style:name="特徴的な機能一覧.B4" style:family="table-cell">
      <style:table-cell-properties fo:padding="0.097cm" fo:border-left="0.05pt solid #000000" fo:border-right="none" fo:border-top="none" fo:border-bottom="0.05pt solid #000000"/>
    </style:style>
    <style:style style:name="特徴的な機能一覧.C4" style:family="table-cell">
      <style:table-cell-properties fo:padding="0.097cm" fo:border-left="0.05pt solid #000000" fo:border-right="none" fo:border-top="none" fo:border-bottom="0.05pt solid #000000"/>
    </style:style>
    <style:style style:name="特徴的な機能一覧.D4" style:family="table-cell">
      <style:table-cell-properties fo:padding="0.097cm" fo:border-left="0.05pt solid #000000" fo:border-right="none" fo:border-top="none" fo:border-bottom="0.05pt solid #000000"/>
    </style:style>
    <style:style style:name="特徴的な機能一覧.E4" style:family="table-cell">
      <style:table-cell-properties fo:padding="0.097cm" fo:border-left="0.05pt solid #000000" fo:border-right="0.05pt solid #000000" fo:border-top="none" fo:border-bottom="0.05pt solid #000000"/>
    </style:style>
    <style:style style:name="特徴的な機能一覧.A5" style:family="table-cell">
      <style:table-cell-properties fo:padding="0.097cm" fo:border-left="0.05pt solid #000000" fo:border-right="none" fo:border-top="none" fo:border-bottom="0.05pt solid #000000"/>
    </style:style>
    <style:style style:name="特徴的な機能一覧.B5" style:family="table-cell">
      <style:table-cell-properties fo:padding="0.097cm" fo:border-left="0.05pt solid #000000" fo:border-right="none" fo:border-top="none" fo:border-bottom="0.05pt solid #000000"/>
    </style:style>
    <style:style style:name="特徴的な機能一覧.C5" style:family="table-cell">
      <style:table-cell-properties fo:padding="0.097cm" fo:border-left="0.05pt solid #000000" fo:border-right="none" fo:border-top="none" fo:border-bottom="0.05pt solid #000000"/>
    </style:style>
    <style:style style:name="特徴的な機能一覧.D5" style:family="table-cell">
      <style:table-cell-properties fo:padding="0.097cm" fo:border-left="0.05pt solid #000000" fo:border-right="none" fo:border-top="none" fo:border-bottom="0.05pt solid #000000"/>
    </style:style>
    <style:style style:name="特徴的な機能一覧.E5" style:family="table-cell">
      <style:table-cell-properties fo:padding="0.097cm" fo:border-left="0.05pt solid #000000" fo:border-right="0.05pt solid #000000" fo:border-top="none" fo:border-bottom="0.05pt solid #000000"/>
    </style:style>
    <style:style style:name="特徴的な機能一覧.A6" style:family="table-cell">
      <style:table-cell-properties fo:padding="0.097cm" fo:border-left="0.05pt solid #000000" fo:border-right="none" fo:border-top="none" fo:border-bottom="0.05pt solid #000000"/>
    </style:style>
    <style:style style:name="特徴的な機能一覧.B6" style:family="table-cell">
      <style:table-cell-properties fo:padding="0.097cm" fo:border-left="0.05pt solid #000000" fo:border-right="none" fo:border-top="none" fo:border-bottom="0.05pt solid #000000"/>
    </style:style>
    <style:style style:name="特徴的な機能一覧.C6" style:family="table-cell">
      <style:table-cell-properties fo:padding="0.097cm" fo:border-left="0.05pt solid #000000" fo:border-right="none" fo:border-top="none" fo:border-bottom="0.05pt solid #000000"/>
    </style:style>
    <style:style style:name="特徴的な機能一覧.D6" style:family="table-cell">
      <style:table-cell-properties fo:padding="0.097cm" fo:border-left="0.05pt solid #000000" fo:border-right="none" fo:border-top="none" fo:border-bottom="0.05pt solid #000000"/>
    </style:style>
    <style:style style:name="特徴的な機能一覧.E6" style:family="table-cell">
      <style:table-cell-properties fo:padding="0.097cm" fo:border-left="0.05pt solid #000000" fo:border-right="0.05pt solid #000000" fo:border-top="none" fo:border-bottom="0.05pt solid #000000"/>
    </style:style>
    <style:style style:name="特徴的な機能一覧.A7" style:family="table-cell">
      <style:table-cell-properties fo:padding="0.097cm" fo:border-left="0.05pt solid #000000" fo:border-right="none" fo:border-top="none" fo:border-bottom="0.05pt solid #000000"/>
    </style:style>
    <style:style style:name="特徴的な機能一覧.B7" style:family="table-cell">
      <style:table-cell-properties fo:padding="0.097cm" fo:border-left="0.05pt solid #000000" fo:border-right="none" fo:border-top="none" fo:border-bottom="0.05pt solid #000000"/>
    </style:style>
    <style:style style:name="特徴的な機能一覧.C7" style:family="table-cell">
      <style:table-cell-properties fo:padding="0.097cm" fo:border-left="0.05pt solid #000000" fo:border-right="none" fo:border-top="none" fo:border-bottom="0.05pt solid #000000"/>
    </style:style>
    <style:style style:name="特徴的な機能一覧.D7" style:family="table-cell">
      <style:table-cell-properties fo:padding="0.097cm" fo:border-left="0.05pt solid #000000" fo:border-right="none" fo:border-top="none" fo:border-bottom="0.05pt solid #000000"/>
    </style:style>
    <style:style style:name="特徴的な機能一覧.E7" style:family="table-cell">
      <style:table-cell-properties fo:padding="0.097cm" fo:border-left="0.05pt solid #000000" fo:border-right="0.05pt solid #000000" fo:border-top="none" fo:border-bottom="0.05pt solid #000000"/>
    </style:style>
    <style:style style:name="特徴的な機能一覧.A8" style:family="table-cell">
      <style:table-cell-properties fo:padding="0.097cm" fo:border-left="0.05pt solid #000000" fo:border-right="none" fo:border-top="none" fo:border-bottom="0.05pt solid #000000"/>
    </style:style>
    <style:style style:name="特徴的な機能一覧.B8" style:family="table-cell">
      <style:table-cell-properties fo:padding="0.097cm" fo:border-left="0.05pt solid #000000" fo:border-right="none" fo:border-top="none" fo:border-bottom="0.05pt solid #000000"/>
    </style:style>
    <style:style style:name="特徴的な機能一覧.C8" style:family="table-cell">
      <style:table-cell-properties fo:padding="0.097cm" fo:border-left="0.05pt solid #000000" fo:border-right="none" fo:border-top="none" fo:border-bottom="0.05pt solid #000000"/>
    </style:style>
    <style:style style:name="特徴的な機能一覧.D8" style:family="table-cell">
      <style:table-cell-properties fo:padding="0.097cm" fo:border-left="0.05pt solid #000000" fo:border-right="none" fo:border-top="none" fo:border-bottom="0.05pt solid #000000"/>
    </style:style>
    <style:style style:name="特徴的な機能一覧.E8" style:family="table-cell">
      <style:table-cell-properties fo:padding="0.097cm" fo:border-left="0.05pt solid #000000" fo:border-right="0.05pt solid #000000" fo:border-top="none" fo:border-bottom="0.05pt solid #000000"/>
    </style:style>
    <style:style style:name="特徴的な機能一覧.A9" style:family="table-cell">
      <style:table-cell-properties fo:padding="0.097cm" fo:border-left="0.05pt solid #000000" fo:border-right="none" fo:border-top="none" fo:border-bottom="0.05pt solid #000000"/>
    </style:style>
    <style:style style:name="特徴的な機能一覧.B9" style:family="table-cell">
      <style:table-cell-properties fo:padding="0.097cm" fo:border-left="0.05pt solid #000000" fo:border-right="none" fo:border-top="none" fo:border-bottom="0.05pt solid #000000"/>
    </style:style>
    <style:style style:name="特徴的な機能一覧.C9" style:family="table-cell">
      <style:table-cell-properties fo:padding="0.097cm" fo:border-left="0.05pt solid #000000" fo:border-right="none" fo:border-top="none" fo:border-bottom="0.05pt solid #000000"/>
    </style:style>
    <style:style style:name="特徴的な機能一覧.D9" style:family="table-cell">
      <style:table-cell-properties fo:padding="0.097cm" fo:border-left="0.05pt solid #000000" fo:border-right="none" fo:border-top="none" fo:border-bottom="0.05pt solid #000000"/>
    </style:style>
    <style:style style:name="特徴的な機能一覧.E9" style:family="table-cell">
      <style:table-cell-properties fo:padding="0.097cm" fo:border-left="0.05pt solid #000000" fo:border-right="0.05pt solid #000000" fo:border-top="none" fo:border-bottom="0.05pt solid #000000"/>
    </style:style>
    <style:style style:name="特徴的な機能一覧.A10" style:family="table-cell">
      <style:table-cell-properties fo:padding="0.097cm" fo:border-left="0.05pt solid #000000" fo:border-right="none" fo:border-top="none" fo:border-bottom="0.05pt solid #000000"/>
    </style:style>
    <style:style style:name="特徴的な機能一覧.B10" style:family="table-cell">
      <style:table-cell-properties fo:padding="0.097cm" fo:border-left="0.05pt solid #000000" fo:border-right="none" fo:border-top="none" fo:border-bottom="0.05pt solid #000000"/>
    </style:style>
    <style:style style:name="特徴的な機能一覧.C10" style:family="table-cell">
      <style:table-cell-properties fo:padding="0.097cm" fo:border-left="0.05pt solid #000000" fo:border-right="none" fo:border-top="none" fo:border-bottom="0.05pt solid #000000"/>
    </style:style>
    <style:style style:name="特徴的な機能一覧.D10" style:family="table-cell">
      <style:table-cell-properties fo:padding="0.097cm" fo:border-left="0.05pt solid #000000" fo:border-right="none" fo:border-top="none" fo:border-bottom="0.05pt solid #000000"/>
    </style:style>
    <style:style style:name="特徴的な機能一覧.E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style:font-name-asian="IPAゴシック2" style:font-size-asian="9pt" style:language-asian="ja" style:country-asian="JP" style:font-size-complex="9pt"/>
    </style:style>
    <style:style style:name="P3" style:family="paragraph" style:parent-style-name="Standard">
      <style:text-properties style:font-name="IPAゴシック2" style:font-name-asian="IPAゴシック2" style:language-asian="ja" style:country-asian="JP"/>
    </style:style>
    <style:style style:name="P4" style:family="paragraph" style:parent-style-name="_31_.本文_28_大見出し_29_">
      <style:text-properties style:font-name="IPA Pゴシック1" style:font-name-asian="IPA Pゴシック1"/>
    </style:style>
    <style:style style:name="P5" style:family="paragraph" style:parent-style-name="_31_.本文_28_大見出し_29_">
      <style:text-properties style:font-name="IPA Pゴシック1" fo:background-color="transparent" style:font-name-asian="IPA Pゴシック1"/>
    </style:style>
    <style:style style:name="P6" style:family="paragraph" style:parent-style-name="_39_93.見出し大_28_その他_29_">
      <style:paragraph-properties fo:break-before="page"/>
    </style:style>
    <style:style style:name="P7" style:family="paragraph" style:parent-style-name="Heading_20_1">
      <style:paragraph-properties fo:break-before="page"/>
    </style:style>
    <style:style style:name="P8" style:family="paragraph" style:parent-style-name="Table">
      <style:paragraph-properties fo:text-align="center" style:justify-single-word="false" fo:break-before="page"/>
    </style:style>
    <style:style style:name="P9" style:family="paragraph" style:parent-style-name="Contents_20_Heading">
      <style:paragraph-properties fo:break-before="page"/>
    </style:style>
    <style:style style:name="P10" style:family="paragraph" style:parent-style-name="_32_.本文_ff08_中見出し_ff09_">
      <style:paragraph-properties fo:margin-left="1.334cm" fo:margin-right="0cm" fo:text-indent="0cm" style:auto-text-indent="false"/>
    </style:style>
    <style:style style:name="P11" style:family="paragraph" style:parent-style-name="_32_.本文_ff08_中見出し_ff09_">
      <style:paragraph-properties fo:margin-left="1.334cm" fo:margin-right="0cm" fo:text-indent="0cm" style:auto-text-indent="false"/>
      <style:text-properties fo:background-color="transparent" style:language-asian="ja" style:country-asian="JP"/>
    </style:style>
    <style:style style:name="P12" style:family="paragraph" style:parent-style-name="_32_.本文_ff08_中見出し_ff09_">
      <style:paragraph-properties fo:margin-left="1.334cm" fo:margin-right="0cm" fo:text-indent="0cm" style:auto-text-indent="false"/>
      <style:text-properties style:language-asian="ja" style:country-asian="JP"/>
    </style:style>
    <style:style style:name="P13" style:family="paragraph" style:parent-style-name="Standard">
      <style:paragraph-properties fo:margin-left="1.334cm" fo:margin-right="0cm" fo:text-indent="0cm" style:auto-text-indent="false"/>
      <style:text-properties style:font-name="IPA Pゴシック1" style:font-name-asian="IPA Pゴシック1" style:language-asian="ja" style:country-asian="JP"/>
    </style:style>
    <style:style style:name="P14" style:family="paragraph" style:parent-style-name="_39_94.見出し中_28_その他_29_">
      <style:paragraph-properties fo:margin-left="0.667cm" fo:margin-right="0cm" fo:text-indent="0cm" style:auto-text-indent="false"/>
    </style:style>
    <style:style style:name="P15" style:family="paragraph" style:parent-style-name="_32_.本文_ff08_中見出し_ff09_">
      <style:paragraph-properties fo:margin-left="0.667cm" fo:margin-right="0cm" fo:text-indent="0cm" style:auto-text-indent="false"/>
      <style:text-properties style:language-asian="ja" style:country-asian="JP"/>
    </style:style>
    <style:style style:name="P16" style:family="paragraph" style:parent-style-name="_39_4.表内">
      <style:paragraph-properties style:snap-to-layout-grid="false"/>
    </style:style>
    <style:style style:name="P17" style:family="paragraph" style:parent-style-name="_39_4.表内">
      <style:paragraph-properties style:snap-to-layout-grid="false"/>
      <style:text-properties style:language-asian="ja" style:country-asian="JP"/>
    </style:style>
    <style:style style:name="P18" style:family="paragraph" style:parent-style-name="_39_93.見出し大_28_その他_29_">
      <style:text-properties style:font-name-asian="IPAゴシック2" style:language-asian="ja" style:country-asian="JP"/>
    </style:style>
    <style:style style:name="P19" style:family="paragraph" style:parent-style-name="_39_93.見出し大_28_その他_29_">
      <style:text-properties style:font-name="ＭＳ ゴシック" fo:font-size="9pt" style:font-name-asian="IPAゴシック2" style:font-size-asian="9pt" style:language-asian="ja" style:country-asian="JP" style:font-size-complex="9pt"/>
    </style:style>
    <style:style style:name="P20" style:family="paragraph" style:parent-style-name="_31_.本文_28_大見出し_29_">
      <style:paragraph-properties fo:margin-left="0cm" fo:margin-right="0cm" fo:text-indent="0cm" style:auto-text-indent="false"/>
      <style:text-properties style:language-asian="ja" style:country-asian="JP"/>
    </style:style>
    <style:style style:name="P21" style:family="paragraph" style:parent-style-name="_33_.本文_28_小見出し_29_">
      <style:paragraph-properties fo:margin-left="0cm" fo:margin-right="0cm" fo:text-align="center" style:justify-single-word="false" fo:text-indent="0cm" style:auto-text-indent="false"/>
      <style:text-properties style:text-underline-style="solid" style:text-underline-width="auto" style:text-underline-color="font-color" style:language-asian="ja" style:country-asian="JP"/>
    </style:style>
    <style:style style:name="P22" style:family="paragraph" style:parent-style-name="Table_20_Heading">
      <style:paragraph-properties fo:text-align="center" style:justify-single-word="false"/>
    </style:style>
    <style:style style:name="P23" style:family="paragraph" style:parent-style-name="Table_20_Heading">
      <style:text-properties fo:background-color="transparent"/>
    </style:style>
    <style:style style:name="P24" style:family="paragraph" style:parent-style-name="Table_20_Heading">
      <style:text-properties fo:background-color="#c0c0c0"/>
    </style:style>
    <style:style style:name="P25" style:family="paragraph" style:parent-style-name="Table_20_Heading">
      <style:text-properties fo:font-size="8pt" style:font-size-asian="8pt" style:font-size-complex="8pt"/>
    </style:style>
    <style:style style:name="P26" style:family="paragraph" style:parent-style-name="Table_20_Heading">
      <style:paragraph-properties fo:text-align="center" style:justify-single-word="false"/>
      <style:text-properties fo:color="#000000" fo:font-weight="bold" fo:background-color="#c0c0c0" style:language-asian="ja" style:country-asian="JP" style:font-weight-asian="bold" style:font-weight-complex="bold"/>
    </style:style>
    <style:style style:name="P27" style:family="paragraph" style:parent-style-name="Table_20_Heading">
      <style:paragraph-properties fo:text-align="center" style:justify-single-word="false"/>
      <style:text-properties fo:color="#000000" fo:font-weight="bold" fo:background-color="transparent" style:language-asian="ja" style:country-asian="JP" style:font-weight-asian="bold" style:font-weight-complex="bold"/>
    </style:style>
    <style:style style:name="P28" style:family="paragraph" style:parent-style-name="Table_20_Heading">
      <style:text-properties fo:font-weight="bold" fo:background-color="#c0c0c0" style:font-weight-asian="bold" style:font-weight-complex="bold"/>
    </style:style>
    <style:style style:name="P29" style:family="paragraph" style:parent-style-name="Table_20_Heading">
      <style:text-properties style:language-asian="ja" style:country-asian="JP"/>
    </style:style>
    <style:style style:name="P30" style:family="paragraph" style:parent-style-name="Table_20_Contents">
      <style:text-properties fo:background-color="transparent"/>
    </style:style>
    <style:style style:name="P31" style:family="paragraph" style:parent-style-name="Table_20_Contents">
      <style:paragraph-properties fo:text-align="center" style:justify-single-word="false"/>
      <style:text-properties fo:background-color="transparent"/>
    </style:style>
    <style:style style:name="P32" style:family="paragraph" style:parent-style-name="Table_20_Contents">
      <style:text-properties fo:background-color="transparent" style:language-asian="ja" style:country-asian="JP"/>
    </style:style>
    <style:style style:name="P33" style:family="paragraph" style:parent-style-name="Table_20_Contents">
      <style:paragraph-properties fo:text-align="center" style:justify-single-word="false"/>
      <style:text-properties fo:background-color="transparent" style:language-asian="ja" style:country-asian="JP"/>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style:font-size-asian="8pt" style:font-size-complex="8pt"/>
    </style:style>
    <style:style style:name="P36" style:family="paragraph" style:parent-style-name="Table_20_Contents">
      <style:text-properties fo:font-size="8pt" style:font-size-asian="8pt" style:language-asian="ja" style:country-asian="JP" style:font-size-complex="8pt"/>
    </style:style>
    <style:style style:name="P37" style:family="paragraph" style:parent-style-name="Table_20_Contents">
      <style:paragraph-properties fo:text-align="start" style:justify-single-word="false"/>
      <style:text-properties fo:font-size="8pt" style:font-size-asian="8pt" style:language-asian="ja" style:country-asian="JP" style:font-size-complex="8pt"/>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language-asian="ja" style:country-asian="JP"/>
    </style:style>
    <style:style style:name="P40" style:family="paragraph" style:parent-style-name="Table_20_Contents">
      <style:paragraph-properties fo:text-align="start" style:justify-single-word="false"/>
      <style:text-properties officeooo:rsid="0003b6f8" officeooo:paragraph-rsid="0003b6f8" style:language-asian="ja" style:country-asian="JP"/>
    </style:style>
    <style:style style:name="P41" style:family="paragraph" style:parent-style-name="Table_20_Contents">
      <style:paragraph-properties fo:text-align="start" style:justify-single-word="false"/>
      <style:text-properties officeooo:rsid="00066dc1" officeooo:paragraph-rsid="00066dc1" style:language-asian="ja" style:country-asian="JP"/>
    </style:style>
    <style:style style:name="P42" style:family="paragraph" style:parent-style-name="Table_20_Contents">
      <style:paragraph-properties fo:text-align="start" style:justify-single-word="false"/>
      <style:text-properties officeooo:rsid="000a574d" officeooo:paragraph-rsid="000a574d" style:language-asian="ja" style:country-asian="JP"/>
    </style:style>
    <style:style style:name="P43" style:family="paragraph" style:parent-style-name="Table_20_Contents">
      <style:paragraph-properties fo:text-align="start" style:justify-single-word="false"/>
      <style:text-properties officeooo:rsid="000a574d" officeooo:paragraph-rsid="000a7c83" style:language-asian="ja" style:country-asian="JP"/>
    </style:style>
    <style:style style:name="P44" style:family="paragraph" style:parent-style-name="Table_20_Contents">
      <style:paragraph-properties fo:text-align="start" style:justify-single-word="false"/>
      <style:text-properties officeooo:rsid="000cf3a0" officeooo:paragraph-rsid="000c3f71" style:language-asian="ja" style:country-asian="JP"/>
    </style:style>
    <style:style style:name="P45" style:family="paragraph" style:parent-style-name="Table_20_Contents">
      <style:paragraph-properties fo:text-align="start" style:justify-single-word="false"/>
      <style:text-properties style:language-asian="ja" style:country-asian="JP"/>
    </style:style>
    <style:style style:name="P46" style:family="paragraph" style:parent-style-name="Table_20_Contents">
      <style:paragraph-properties fo:text-align="start" style:justify-single-word="false"/>
      <style:text-properties officeooo:paragraph-rsid="00023c53" style:language-asian="ja" style:country-asian="JP"/>
    </style:style>
    <style:style style:name="P47" style:family="paragraph" style:parent-style-name="Table_20_Contents">
      <style:paragraph-properties fo:text-align="start" style:justify-single-word="false"/>
      <style:text-properties officeooo:paragraph-rsid="0011bc72" style:language-asian="ja" style:country-asian="JP"/>
    </style:style>
    <style:style style:name="P48" style:family="paragraph" style:parent-style-name="Table_20_Contents">
      <style:paragraph-properties fo:text-align="start" style:justify-single-word="false"/>
      <style:text-properties officeooo:rsid="000595ec" officeooo:paragraph-rsid="000595ec" style:language-asian="ja" style:country-asian="JP"/>
    </style:style>
    <style:style style:name="P49" style:family="paragraph" style:parent-style-name="Table_20_Contents">
      <style:paragraph-properties fo:text-align="start" style:justify-single-word="false"/>
      <style:text-properties officeooo:rsid="0007198e" officeooo:paragraph-rsid="0007198e" style:language-asian="ja" style:country-asian="JP"/>
    </style:style>
    <style:style style:name="P50" style:family="paragraph" style:parent-style-name="Table_20_Contents">
      <style:paragraph-properties fo:text-align="start" style:justify-single-word="false"/>
      <style:text-properties officeooo:rsid="0008740b" officeooo:paragraph-rsid="000a7c83" style:language-asian="ja" style:country-asian="JP"/>
    </style:style>
    <style:style style:name="P51" style:family="paragraph" style:parent-style-name="Table_20_Contents">
      <style:paragraph-properties fo:text-align="start" style:justify-single-word="false"/>
      <style:text-properties officeooo:rsid="0008740b" officeooo:paragraph-rsid="000a574d" style:language-asian="ja" style:country-asian="JP"/>
    </style:style>
    <style:style style:name="P52" style:family="paragraph" style:parent-style-name="Table_20_Contents">
      <style:paragraph-properties fo:text-align="start" style:justify-single-word="false"/>
      <style:text-properties officeooo:rsid="000eba8a" officeooo:paragraph-rsid="000eba8a" style:language-asian="ja" style:country-asian="JP"/>
    </style:style>
    <style:style style:name="P53" style:family="paragraph" style:parent-style-name="Table_20_Contents">
      <style:paragraph-properties fo:text-align="start" style:justify-single-word="false"/>
      <style:text-properties officeooo:rsid="000c3f71" officeooo:paragraph-rsid="000c3f71" style:language-asian="ja" style:country-asian="JP"/>
    </style:style>
    <style:style style:name="P54" style:family="paragraph" style:parent-style-name="_39_92.サブタイトル">
      <style:text-properties style:font-name="IPAゴシック2" style:font-name-asian="IPAゴシック2"/>
    </style:style>
    <style:style style:name="P55" style:family="paragraph" style:parent-style-name="_39_92.サブタイトル">
      <style:text-properties style:font-name="ＭＳ ゴシック" style:font-name-asian="ＭＳ ゴシック" style:language-asian="ja" style:country-asian="JP"/>
    </style:style>
    <style:style style:name="P56" style:family="paragraph" style:parent-style-name="Table">
      <style:paragraph-properties fo:text-align="center" style:justify-single-word="false" fo:keep-with-next="always"/>
      <style:text-properties style:font-name="IPA Pゴシック1" fo:font-size="9pt" fo:background-color="transparent" style:font-name-asian="IPA Pゴシック1" style:font-size-asian="9pt" style:font-size-complex="9pt"/>
    </style:style>
    <style:style style:name="P57" style:family="paragraph" style:parent-style-name="Table">
      <style:paragraph-properties fo:keep-with-next="always"/>
      <style:text-properties style:font-name="IPA Pゴシック1" style:font-name-asian="IPA Pゴシック1" style:language-asian="ja" style:country-asian="JP"/>
    </style:style>
    <style:style style:name="P58" style:family="paragraph" style:parent-style-name="Table">
      <style:paragraph-properties fo:keep-with-next="always"/>
      <style:text-properties officeooo:paragraph-rsid="0012ed35"/>
    </style:style>
    <style:style style:name="P59" style:family="paragraph" style:parent-style-name="_32_.本文_ff08_中見出し_ff09_">
      <style:paragraph-properties fo:text-align="center" style:justify-single-word="false" fo:keep-with-next="always"/>
      <style:text-properties style:font-name="IPA Pゴシック1" fo:font-size="9pt" fo:background-color="#c0c0c0" style:font-name-asian="IPA Pゴシック1" style:font-size-asian="9pt" style:language-asian="ja" style:country-asian="JP" style:font-size-complex="9pt"/>
    </style:style>
    <style:style style:name="P60" style:family="paragraph" style:parent-style-name="Table">
      <style:paragraph-properties fo:text-align="center" style:justify-single-word="false"/>
      <style:text-properties fo:font-size="9pt" style:font-size-asian="9pt" style:font-size-complex="9pt"/>
    </style:style>
    <style:style style:name="P61" style:family="paragraph" style:parent-style-name="Table">
      <style:text-properties style:font-name="IPA Pゴシック1" fo:background-color="transparent" style:font-name-asian="IPA Pゴシック1"/>
    </style:style>
    <style:style style:name="P62" style:family="paragraph" style:parent-style-name="Heading_20_1">
      <style:text-properties style:font-name="IPA Pゴシック1" style:font-name-asian="IPA Pゴシック1"/>
    </style:style>
    <style:style style:name="P63" style:family="paragraph" style:parent-style-name="_39_91.メインタイトル">
      <style:text-properties style:language-asian="ja" style:country-asian="JP"/>
    </style:style>
    <style:style style:name="P64" style:family="paragraph" style:parent-style-name="_33_.本文_28_小見出し_29_">
      <style:text-properties style:language-asian="ja" style:country-asian="JP"/>
    </style:style>
    <style:style style:name="P65" style:family="paragraph" style:parent-style-name="_33_.本文_28_小見出し_29_">
      <style:text-properties fo:font-variant="normal" fo:text-transform="none" fo:color="#000000" fo:font-size="9pt" fo:letter-spacing="normal" style:font-name-asian="IPA Pゴシック1" style:font-size-asian="9pt" style:language-asian="ja" style:country-asian="JP" style:font-style-asian="normal" style:font-weight-asian="normal" style:font-size-complex="9pt"/>
    </style:style>
    <style:style style:name="P66" style:family="paragraph" style:parent-style-name="_33_.本文_28_小見出し_29_">
      <style:paragraph-properties fo:margin-left="2cm" fo:margin-right="0cm" fo:text-indent="0cm" style:auto-text-indent="false"/>
      <style:text-properties style:language-asian="ja" style:country-asian="JP"/>
    </style:style>
    <style:style style:name="P67" style:family="paragraph" style:parent-style-name="_33_.本文_28_小見出し_29_">
      <style:paragraph-properties fo:margin-left="2cm" fo:margin-right="0cm" fo:text-indent="0cm" style:auto-text-indent="false"/>
      <style:text-properties fo:font-variant="normal" fo:text-transform="none" fo:color="#000000" fo:font-size="9pt" fo:letter-spacing="normal" style:font-name-asian="IPA Pゴシック1" style:font-size-asian="9pt" style:language-asian="ja" style:country-asian="JP" style:font-style-asian="normal" style:font-weight-asian="normal" style:font-size-complex="9pt"/>
    </style:style>
    <style:style style:name="P68" style:family="paragraph" style:parent-style-name="_33_.本文_28_小見出し_29_">
      <style:paragraph-properties fo:margin-left="2cm" fo:margin-right="0cm" fo:text-indent="0cm" style:auto-text-indent="false"/>
      <style:text-properties fo:background-color="transparent" style:language-asian="ja" style:country-asian="JP"/>
    </style:style>
    <style:style style:name="P69" style:family="paragraph" style:parent-style-name="_31_.本文_28_大見出し_29_" style:master-page-name="">
      <style:paragraph-properties fo:margin-left="0.744cm" fo:margin-right="0cm" fo:margin-top="0cm" fo:margin-bottom="0cm" loext:contextual-spacing="false" style:line-height-at-least="0.423cm" fo:text-align="start" style:justify-single-word="false" fo:text-indent="0cm" style:auto-text-indent="false" style:page-number="auto" style:shadow="none">
        <style:tab-stops/>
      </style:paragraph-properties>
      <style:text-properties style:language-asian="ja" style:country-asian="JP"/>
    </style:style>
    <style:style style:name="P70" style:family="paragraph" style:parent-style-name="Text_20_body">
      <style:paragraph-properties fo:text-align="start" style:justify-single-word="false"/>
      <style:text-properties fo:font-size="8pt" style:font-size-asian="8pt" style:language-asian="ja" style:country-asian="JP" style:font-size-complex="8pt"/>
    </style:style>
    <style:style style:name="P71"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1487fc"/>
    </style:style>
    <style:style style:name="P72"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1487fc" style:language-asian="ja" style:country-asian="JP"/>
    </style:style>
    <style:style style:name="P73" style:family="paragraph" style:parent-style-name="_32_.本文_ff08_中見出し_ff09_" style:master-page-name="">
      <style:paragraph-properties fo:margin-left="0.81cm" fo:margin-right="0cm" fo:margin-top="0cm" fo:margin-bottom="0cm" loext:contextual-spacing="false" style:line-height-at-least="0.423cm" fo:text-align="start" style:justify-single-word="false" fo:text-indent="0cm" style:auto-text-indent="false" style:page-number="auto" style:shadow="none">
        <style:tab-stops/>
      </style:paragraph-properties>
      <style:text-properties officeooo:paragraph-rsid="001487fc" style:language-asian="ja" style:country-asian="JP"/>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_39_93.見出し大_28_その他_29_" style:master-page-name="Standard">
      <style:paragraph-properties style:page-number="auto"/>
    </style:style>
    <style:style style:name="P77" style:family="paragraph" style:parent-style-name="_32_.本文_ff08_中見出し_ff09_">
      <style:paragraph-properties fo:margin-left="1.334cm" fo:margin-right="0cm" fo:text-indent="0cm" style:auto-text-indent="false"/>
      <style:text-properties officeooo:rsid="00163651" officeooo:paragraph-rsid="00163651" fo:background-color="transparent" style:language-asian="ja" style:country-asian="JP"/>
    </style:style>
    <style:style style:name="P78" style:family="paragraph" style:parent-style-name="_39_94.見出し中_28_その他_29_">
      <style:paragraph-properties fo:margin-left="0.667cm" fo:margin-right="0cm" fo:text-indent="0cm" style:auto-text-indent="false"/>
      <style:text-properties officeooo:paragraph-rsid="00163651"/>
    </style:style>
    <style:style style:name="P79" style:family="paragraph" style:parent-style-name="_31_.大見出し" style:list-style-name="">
      <style:text-properties style:language-asian="ja" style:country-asian="JP"/>
    </style:style>
    <style:style style:name="P80" style:family="paragraph" style:parent-style-name="_31_.大見出し">
      <style:paragraph-properties fo:break-before="page"/>
    </style:style>
    <style:style style:name="P81" style:family="paragraph" style:parent-style-name="_31_.大見出し">
      <style:paragraph-properties fo:break-before="page"/>
      <style:text-properties style:language-asian="ja" style:country-asian="JP"/>
    </style:style>
    <style:style style:name="P82" style:family="paragraph" style:parent-style-name="_31_.大見出し">
      <style:paragraph-properties fo:break-before="page"/>
      <style:text-properties style:font-name="IPA Pゴシック1" style:font-name-asian="IPA Pゴシック1" style:language-asian="ja" style:country-asian="JP"/>
    </style:style>
    <style:style style:name="P83" style:family="paragraph" style:parent-style-name="_31_.大見出し" style:master-page-name="">
      <style:paragraph-properties fo:margin-left="0.148cm" fo:margin-right="0cm" fo:text-indent="0cm" style:auto-text-indent="false" style:page-number="auto" fo:break-before="page" style:shadow="none"/>
      <style:text-properties style:language-asian="ja" style:country-asian="JP"/>
    </style:style>
    <style:style style:name="P84" style:family="paragraph" style:parent-style-name="_32_.中見出し">
      <style:text-properties style:language-asian="ja" style:country-asian="JP"/>
    </style:style>
    <style:style style:name="P85" style:family="paragraph" style:parent-style-name="_32_.中見出し">
      <style:text-properties officeooo:paragraph-rsid="0011bc72" style:language-asian="ja" style:country-asian="JP"/>
    </style:style>
    <style:style style:name="P86" style:family="paragraph" style:parent-style-name="_32_.中見出し">
      <style:paragraph-properties fo:margin-left="0.667cm" fo:margin-right="0cm" fo:text-indent="0cm" style:auto-text-indent="false"/>
      <style:text-properties style:language-asian="ja" style:country-asian="JP"/>
    </style:style>
    <style:style style:name="P87" style:family="paragraph" style:parent-style-name="_33_.本文_28_小見出し_29_" style:list-style-name="L27">
      <style:text-properties style:language-asian="ja" style:country-asian="JP"/>
    </style:style>
    <style:style style:name="P88" style:family="paragraph" style:parent-style-name="_33_.本文_28_小見出し_29_" style:list-style-name="L27">
      <style:paragraph-properties fo:margin-left="0cm" fo:margin-right="0cm" fo:text-indent="0cm" style:auto-text-indent="false"/>
      <style:text-properties style:language-asian="ja" style:country-asian="JP"/>
    </style:style>
    <style:style style:name="P89" style:family="paragraph">
      <loext:graphic-properties draw:fill="solid" draw:fill-color="#ffffff"/>
      <style:paragraph-properties fo:text-align="start"/>
      <style:text-properties fo:font-size="10pt" style:font-size-asian="10pt" style:font-size-complex="10pt"/>
    </style:style>
    <style:style style:name="P90" style:family="paragraph">
      <style:paragraph-properties fo:text-align="end"/>
    </style:style>
    <style:style style:name="P91" style:family="paragraph">
      <loext:graphic-properties draw:fill="none" draw:fill-color="#ffffff"/>
      <style:paragraph-properties fo:text-align="end"/>
      <style:text-properties style:font-name="IPAゴシック2" fo:font-size="6pt" style:font-size-asian="6pt" style:font-size-complex="6pt"/>
    </style:style>
    <style:style style:name="P92" style:family="paragraph">
      <style:paragraph-properties fo:text-align="center"/>
    </style:style>
    <style:style style:name="P93" style:family="paragraph">
      <loext:graphic-properties draw:fill="none" draw:fill-color="#ffffff"/>
      <style:text-properties style:font-name="ＭＳ ゴシック" fo:font-size="6pt" style:font-size-asian="6pt" style:font-size-complex="6pt"/>
    </style:style>
    <style:style style:name="P94" style:family="paragraph">
      <loext:graphic-properties draw:fill="none" draw:fill-color="#ffffff"/>
      <style:text-properties style:font-name="IPA Pゴシック2" fo:font-size="6pt" style:font-size-asian="6pt" style:font-size-complex="6pt"/>
    </style:style>
    <style:style style:name="T1" style:family="text">
      <style:text-properties style:language-asian="ja" style:country-asian="JP"/>
    </style:style>
    <style:style style:name="T2" style:family="text">
      <style:text-properties fo:background-color="transparent" loext:char-shading-value="0"/>
    </style:style>
    <style:style style:name="T3" style:family="text">
      <style:text-properties fo:background-color="transparent" loext:char-shading-value="0" style:language-asian="ja" style:country-asian="JP"/>
    </style:style>
    <style:style style:name="T4" style:family="text">
      <style:text-properties fo:font-size="9pt" style:font-size-asian="9pt" style:font-size-complex="9pt"/>
    </style:style>
    <style:style style:name="T5" style:family="text">
      <style:text-properties fo:font-size="9pt" style:font-size-asian="9pt" style:language-asian="ja" style:country-asian="JP" style:font-size-complex="9pt"/>
    </style:style>
    <style:style style:name="T6" style:family="text">
      <style:text-properties style:font-name="IPA Pゴシック1" style:font-name-asian="IPA Pゴシック1"/>
    </style:style>
    <style:style style:name="T7" style:family="text">
      <style:text-properties style:font-name="IPA Pゴシック1" style:font-name-asian="IPA Pゴシック1" style:language-asian="ja" style:country-asian="JP"/>
    </style:style>
    <style:style style:name="T8" style:family="text">
      <style:text-properties officeooo:rsid="00023c53"/>
    </style:style>
    <style:style style:name="T9" style:family="text">
      <style:text-properties officeooo:rsid="000a574d"/>
    </style:style>
    <style:style style:name="T10" style:family="text">
      <style:text-properties officeooo:rsid="00163651"/>
    </style:style>
    <style:style style:name="T11" style:family="text">
      <style:text-properties fo:font-size="10pt" style:font-size-asian="10pt" style:font-size-complex="10pt"/>
    </style:style>
    <style:style style:name="T12" style:family="text">
      <style:text-properties fo:font-size="12pt"/>
    </style:style>
    <style:style style:name="T13" style:family="text">
      <style:text-properties fo:font-size="10pt"/>
    </style:style>
    <style:style style:name="T14" style:family="text">
      <style:text-properties fo:font-size="6pt" style:font-size-asian="6pt" style:font-size-complex="6pt"/>
    </style:style>
    <style:style style:name="T15" style:family="text">
      <style:text-properties style:font-name="IPAゴシック2" fo:font-size="6pt" style:font-size-asian="6pt" style:font-size-complex="6pt"/>
    </style:style>
    <style:style style:name="T16" style:family="text">
      <style:text-properties style:font-name="ＭＳ ゴシック" fo:font-size="6pt" style:font-size-asian="6pt" style:font-size-complex="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protect="position" style:wrap="non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style:style style:name="gr1" style:family="graphic">
      <style:graphic-properties draw:fill="solid" draw:fill-color="#ffffff" draw:textarea-horizontal-align="left" draw:textarea-vertical-align="top" fo:padding-top="0.101cm" fo:padding-bottom="0.101cm" fo:padding-left="0.101cm" fo:padding-right="0.10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3.543cm" svg:width="7.04cm" svg:height="2.923cm" draw:z-index="0">
        <draw:text-box>
          <text:p text:style-name="P20"><text:bookmark-start text:name="__RefHeading__802_178903962"/>製作者<text:bookmark-end text:name="__RefHeading__802_178903962"/></text:p>
          <text:p text:style-name="P20"><text:bookmark-start text:name="__RefHeading__804_178903962"/>担当企業名<text:bookmark-end text:name="__RefHeading__804_178903962"/></text:p>
          <text:p text:style-name="P20"/>
        </draw:text-box>
      </draw:frame>
      <draw:frame draw:style-name="fr3" draw:name="グラフィックス7" text:anchor-type="page" text:anchor-page-number="2" svg:x="2.193cm" svg:y="18.009cm" svg:width="2.268cm" style:rel-width="13%" svg:height="0.771cm" style:rel-height="3%" draw:z-index="2">
        <draw:image xlink:href="Pictures/10000201000000580000001FED1EC38A.png" xlink:type="simple" xlink:show="embed" xlink:actuate="onLoad"/>
      </draw:frame>
      <draw:rect text:anchor-type="page" text:anchor-page-number="2" draw:z-index="1" draw:style-name="gr1" draw:text-style-name="P89" svg:width="17.022cm" svg:height="9.203cm" svg:x="2.03cm" svg:y="17.44cm">
        <text:p><text:span text:style-name="T11">ライセンス</text:span></text:p>
        <text:p><text:span text:style-name="T11"/></text:p>
        <text:p><text:span text:style-name="T11"/></text:p>
        <text:p><text:span text:style-name="T11">本作品は</text:span><text:span text:style-name="T11">CC-BY</text:span><text:span text:style-name="T11">ライセンスによって許諾されています。</text:span></text:p>
        <text:p><text:span text:style-name="T11">ライセンスの内容を知りたい方は</text:span><text:span text:style-name="T11">http://creativecommons.org/licenses/by/2.1/jp/</text:span><text:span text:style-name="T11">でご確認ください。</text:span></text:p>
        <text:p><text:span text:style-name="T11">文書の内容、表記に関する誤り、ご要望、感想等につきましては、</text:span><text:span text:style-name="T11">PGECons</text:span><text:span text:style-name="T11">のサイトを通じてお寄せいただきます</text:span></text:p>
        <text:p><text:span text:style-name="T11">ようお願いいたします。</text:span></text:p>
        <text:p><text:span text:style-name="T11">サイト</text:span><text:span text:style-name="T11">URL <text:s/></text:span><text:span text:style-name="T12"><text:a xlink:href="https://www.pgecons.org/contact/" xlink:type="simple">https://www.pgecons.org/contact/</text:a></text:span></text:p>
        <text:p><text:span text:style-name="T13"/></text:p>
        <text:p><text:span text:style-name="T14">Eclipse</text:span><text:span text:style-name="T14">は、</text:span><text:span text:style-name="T14">Eclipse Foundation Inc</text:span><text:span text:style-name="T14">の米国、およびその他の国における商標もしくは登録商標です。</text:span></text:p>
        <text:p><text:span text:style-name="T14">IBM</text:span><text:span text:style-name="T14">および</text:span><text:span text:style-name="T14">DB2</text:span><text:span text:style-name="T14">は、世界の多くの国で登録された</text:span><text:span text:style-name="T14">International Business Machines Corporation</text:span><text:span text:style-name="T14">の商標です。</text:span></text:p>
        <text:p><text:span text:style-name="T14">Intel</text:span><text:span text:style-name="T14">、インテルおよび</text:span><text:span text:style-name="T14">Xeon</text:span><text:span text:style-name="T14">は、米国およびその他の国における </text:span><text:span text:style-name="T14">Intel Corporation </text:span><text:span text:style-name="T14">の商標です。</text:span></text:p>
        <text:p><text:span text:style-name="T14">Java</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Linux </text:span><text:span text:style-name="T14">は、</text:span><text:span text:style-name="T14">Linus Torvalds </text:span><text:span text:style-name="T14">氏の日本およびその他の国における登録商標または商標です。</text:span></text:p>
        <text:p><text:span text:style-name="T14">Red Hat</text:span><text:span text:style-name="T14">および</text:span><text:span text:style-name="T14">Shadowman logo</text:span><text:span text:style-name="T14">は、米国およびその他の国における</text:span><text:span text:style-name="T14">Red Hat,Inc.</text:span><text:span text:style-name="T14">の商標または登録商標です。</text:span></text:p>
        <text:p><text:span text:style-name="T14">Microsoft</text:span><text:span text:style-name="T14">、</text:span><text:span text:style-name="T14">Windows Server</text:span><text:span text:style-name="T14">、</text:span><text:span text:style-name="T14">SQL Server</text:span><text:span text:style-name="T14">、米国 </text:span><text:span text:style-name="T14">Microsoft Corporation</text:span><text:span text:style-name="T14">の米国及びその他の国における登録商標または商標です。</text:span></text:p>
        <text:p><text:span text:style-name="T14">MySQL</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Oracle</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PostgreSQL</text:span><text:span text:style-name="T14">は、</text:span><text:span text:style-name="T14">PostgreSQL Community Association of Canada</text:span><text:span text:style-name="T14">のカナダにおける登録商標およびその他の国における商標です。</text:span></text:p>
        <text:p><text:span text:style-name="T14">Windows </text:span><text:span text:style-name="T14">は米国 </text:span><text:span text:style-name="T14">Microsoft Corporation </text:span><text:span text:style-name="T14">の米国およびその他の国における登録商標です。</text:span></text:p>
        <text:p><text:span text:style-name="T14">TPC, TPC Benchmark,TPC-C, TPC-E, tpmC, TPC-H, QphH</text:span><text:span text:style-name="T14">は米国</text:span><text:span text:style-name="T14">Transaction Processing Performance Council</text:span><text:span text:style-name="T14">の商標です</text:span></text:p>
        <text:p><text:span text:style-name="T14">その他、本資料に記載されている社名及び商品名はそれぞれ各社が商標または登録商標として使用している場合があります 。</text:span></text:p>
      </draw:rect>
      <text:p text:style-name="P76">PostgreSQL<text:span text:style-name="T1">エンタープライズ・コンソーシアム 技術部会 WG#2</text:span></text:p>
      <text:p text:style-name="P19"/>
      <text:p text:style-name="P19"/>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3">ＤＢ選定基準編</text:p>
      <text:p text:style-name="P55"/>
      <text:p text:style-name="P3"/>
      <text:p text:style-name="P54"/>
      <text:p text:style-name="P6">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6">版</text:p>
          </table:table-cell>
          <table:table-cell table:style-name="表2.A1" office:value-type="string">
            <text:p text:style-name="P16">改訂日</text:p>
          </table:table-cell>
          <table:table-cell table:style-name="表2.C1" office:value-type="string">
            <text:p text:style-name="P16">変更内容</text:p>
          </table:table-cell>
        </table:table-row>
        <table:table-row table:style-name="表2.1">
          <table:table-cell table:style-name="表2.A2" office:value-type="float" office:value="1">
            <text:p text:style-name="P16">1</text:p>
          </table:table-cell>
          <table:table-cell table:style-name="表2.B5" office:value-type="string">
            <text:p text:style-name="P17">2016/04/xx</text:p>
          </table:table-cell>
          <table:table-cell table:style-name="表2.C5" office:value-type="string">
            <text:p text:style-name="P17">新規作成</text:p>
          </table:table-cell>
        </table:table-row>
        <table:table-row table:style-name="表2.1">
          <table:table-cell table:style-name="表2.A5" office:value-type="string">
            <text:p text:style-name="P16"/>
          </table:table-cell>
          <table:table-cell table:style-name="表2.B5" office:value-type="string">
            <text:p text:style-name="P17"/>
          </table:table-cell>
          <table:table-cell table:style-name="表2.C5" office:value-type="string">
            <text:p text:style-name="P17"/>
          </table:table-cell>
        </table:table-row>
        <table:table-row table:style-name="表2.1">
          <table:table-cell table:style-name="表2.A5" office:value-type="string">
            <text:p text:style-name="P16"/>
          </table:table-cell>
          <table:table-cell table:style-name="表2.B5" office:value-type="string">
            <text:p text:style-name="P16"/>
          </table:table-cell>
          <table:table-cell table:style-name="表2.C5" office:value-type="string">
            <text:p text:style-name="P17"/>
          </table:table-cell>
        </table:table-row>
        <table:table-row table:style-name="表2.1">
          <table:table-cell table:style-name="表2.A5" office:value-type="string">
            <text:p text:style-name="P16"/>
          </table:table-cell>
          <table:table-cell table:style-name="表2.B5" office:value-type="string">
            <text:p text:style-name="P16"/>
          </table:table-cell>
          <table:table-cell table:style-name="表2.C5" office:value-type="string">
            <text:p text:style-name="P16"/>
          </table:table-cell>
        </table:table-row>
      </table:table>
      <text:p text:style-name="Standard"/>
      <text:p text:style-name="P6">はじめに</text:p>
      <text:p text:style-name="_39_94.見出し中_28_その他_29_">■本資料の概要と目的</text:p>
      <text:p text:style-name="P11">　本資料は、任意のICTシステムにおいて構成するDBMSに求められる要件を列挙し、PostgreSQLではどのようにその要件に応えられるか記述、考察した文書である。</text:p>
      <text:p text:style-name="P12"/>
      <text:p text:style-name="P14">■資料内の記述について</text:p>
      <text:p text:style-name="P11">　本資料で記載されている要件およびPostgreSQLの提供機能について、読者の方々のプロジェクト要件において必ずしも、合致することを保証することはできません。ここで列挙される要件についてはICTシステムにおいて比較的一般的な要件を採択しておりますが、本資料には記載されていない要件やPostgreSQLの機能についても調査が必要である場合もあると思います。ご了承ください。</text:p>
      <text:p text:style-name="P11">　</text:p>
      <text:p text:style-name="P78">■何か書くの</text:p>
      <text:p text:style-name="P77">何か書くの。</text:p>
      <text:p text:style-name="P7">■<text:span text:style-name="T7">本資料で扱う用語の定義</text:span></text:p>
      <text:p text:style-name="P4"><text:s/><text:span text:style-name="T3">本資料</text:span><text:span text:style-name="T2">では、曖昧な意味としてとらえることができる用語を用いますが、次のような意味で記載</text:span><text:span text:style-name="T3">し</text:span><text:span text:style-name="T2">ています。</text:span></text:p>
      <text:p text:style-name="P61"><text:span text:style-name="T4">表 </text:span><text:span text:style-name="T4"><text:sequence text:ref-name="refTable0" text:name="Table" text:formula="ooow:Table+1" style:num-format="1">1</text:sequence></text:span><text:span text:style-name="T4">: </text:span><text:span text:style-name="T5">用語定義</text:span></text:p>
      <table:table table:name="表66" table:style-name="表66">
        <table:table-column table:style-name="表66.A"/>
        <table:table-column table:style-name="表66.B"/>
        <table:table-column table:style-name="表66.C"/>
        <table:table-row>
          <table:table-cell table:style-name="表66.A1" office:value-type="string">
            <text:p text:style-name="P26">№</text:p>
          </table:table-cell>
          <table:table-cell table:style-name="表66.A1" office:value-type="string">
            <text:p text:style-name="P28">用語</text:p>
          </table:table-cell>
          <table:table-cell table:style-name="表66.C1" office:value-type="string">
            <text:p text:style-name="P24">意味</text:p>
          </table:table-cell>
        </table:table-row>
        <table:table-row>
          <table:table-cell table:style-name="表66.A2" office:value-type="string">
            <text:p text:style-name="P31">1</text:p>
          </table:table-cell>
          <table:table-cell table:style-name="表66.A2" office:value-type="string">
            <text:p text:style-name="P30">DBMS</text:p>
          </table:table-cell>
          <table:table-cell table:style-name="表66.C4" office:value-type="string">
            <text:p text:style-name="P30">データベース管理システムを指します。ここでは、PostgreSQLおよび異種DBMSの総称として利用します。</text:p>
          </table:table-cell>
        </table:table-row>
        <table:table-row>
          <table:table-cell table:style-name="表66.A2" office:value-type="string">
            <text:p text:style-name="P31">2</text:p>
          </table:table-cell>
          <table:table-cell table:style-name="表66.A2" office:value-type="string">
            <text:p text:style-name="P32">ICTシステム</text:p>
          </table:table-cell>
          <table:table-cell table:style-name="表66.C4" office:value-type="string">
            <text:p text:style-name="P32">コンピュータおよびコンピュータネットワークで構成されたシステムを指します。</text:p>
            <text:p text:style-name="P32">また、本資料では便宜的にデータベース管理システムを必要な要素として扱います。</text:p>
          </table:table-cell>
        </table:table-row>
        <table:table-row>
          <table:table-cell table:style-name="表66.A2" office:value-type="string">
            <text:p text:style-name="P33">3</text:p>
          </table:table-cell>
          <table:table-cell table:style-name="表66.A2" office:value-type="string">
            <text:p text:style-name="P32">要件</text:p>
          </table:table-cell>
          <table:table-cell table:style-name="表66.C4" office:value-type="string">
            <text:p text:style-name="P32">本資料ではICTシステムが実現する具体的に人間の役に立つための機能や性能指標を指します。</text:p>
          </table:table-cell>
        </table:table-row>
      </table:table>
      <text:p text:style-name="P62"><text:span text:style-name="T1">■</text:span><text:span text:style-name="T3">本資料で扱うソフトウェア</text:span></text:p>
      <text:p text:style-name="P5"><text:span text:style-name="T1">本資料の記載内容</text:span>では、次の<text:span text:style-name="T1">ソフトウェアを机上調査および実機調査して記載されています。</text:span></text:p>
      <text:p text:style-name="P56">表 <text:sequence text:ref-name="refTable1" text:name="Table" text:formula="ooow:Table+1" style:num-format="1">2</text:sequence>: <text:span text:style-name="T1">動作環境</text:span></text:p>
      <table:table table:name="表69" table:style-name="表69">
        <table:table-column table:style-name="表69.A"/>
        <table:table-column table:style-name="表69.B"/>
        <table:table-column table:style-name="表69.C"/>
        <table:table-column table:style-name="表69.D"/>
        <table:table-row>
          <table:table-cell table:style-name="表69.A1" office:value-type="string">
            <text:p text:style-name="P27">№</text:p>
          </table:table-cell>
          <table:table-cell table:style-name="表69.A1" office:value-type="string">
            <text:p text:style-name="P23">環境名</text:p>
          </table:table-cell>
          <table:table-cell table:style-name="表69.A1" office:value-type="string">
            <text:p text:style-name="P23">実装</text:p>
          </table:table-cell>
          <table:table-cell table:style-name="表69.D1" office:value-type="string">
            <text:p text:style-name="P23">バージョン</text:p>
          </table:table-cell>
        </table:table-row>
        <table:table-row>
          <table:table-cell table:style-name="表69.A2" office:value-type="string">
            <text:p text:style-name="P31">1</text:p>
          </table:table-cell>
          <table:table-cell table:style-name="表69.B2" office:value-type="string">
            <text:p text:style-name="P32">要件対応状況確認対象</text:p>
          </table:table-cell>
          <table:table-cell table:style-name="表69.B2" office:value-type="string">
            <text:p text:style-name="P30">PostgreSQL</text:p>
          </table:table-cell>
          <table:table-cell table:style-name="表69.D4" office:value-type="string">
            <text:p text:style-name="P32"/>
          </table:table-cell>
        </table:table-row>
        <table:table-row>
          <table:table-cell table:style-name="表69.B2" office:value-type="string">
            <text:p text:style-name="P31"/>
          </table:table-cell>
          <table:table-cell table:style-name="表69.B2" office:value-type="string">
            <text:p text:style-name="P30"/>
          </table:table-cell>
          <table:table-cell table:style-name="表69.B2" office:value-type="string">
            <text:p text:style-name="P32"/>
          </table:table-cell>
          <table:table-cell table:style-name="表69.D4" office:value-type="string">
            <text:p text:style-name="P32"/>
          </table:table-cell>
        </table:table-row>
        <table:table-row>
          <table:table-cell table:style-name="表69.B2" office:value-type="string">
            <text:p text:style-name="P31"/>
          </table:table-cell>
          <table:table-cell table:style-name="表69.B2" office:value-type="string">
            <text:p text:style-name="P30"/>
          </table:table-cell>
          <table:table-cell table:style-name="表69.B2" office:value-type="string">
            <text:p text:style-name="P32"/>
          </table:table-cell>
          <table:table-cell table:style-name="表69.D4" office:value-type="string">
            <text:p text:style-name="P32"/>
          </table:table-cell>
        </table:table-row>
      </table:table>
      <text:p text:style-name="P56"/>
      <text:p text:style-name="P60"><text:span text:style-name="T6">表 </text:span><text:span text:style-name="T6"><text:sequence text:ref-name="refTable2" text:name="Table" text:formula="ooow:Table+1" style:num-format="1">3</text:sequence></text:span><text:span text:style-name="T6">: 異種DBMS一覧</text:span></text:p>
      <table:table table:name="表76" table:style-name="表76">
        <table:table-column table:style-name="表76.A"/>
        <table:table-column table:style-name="表76.B"/>
        <table:table-column table:style-name="表76.C"/>
        <table:table-row>
          <table:table-cell table:style-name="表76.A1" office:value-type="string">
            <text:p text:style-name="P22"><text:s/><text:span text:style-name="T1">№</text:span></text:p>
          </table:table-cell>
          <table:table-cell table:style-name="表76.A1" office:value-type="string">
            <text:p text:style-name="Table_20_Heading">環境名</text:p>
          </table:table-cell>
          <table:table-cell table:style-name="表76.C1" office:value-type="string">
            <text:p text:style-name="Table_20_Heading">バージョン</text:p>
          </table:table-cell>
        </table:table-row>
        <table:table-row>
          <table:table-cell table:style-name="表76.A3" office:value-type="string">
            <text:p text:style-name="P31">1</text:p>
          </table:table-cell>
          <table:table-cell table:style-name="表76.B2" office:value-type="string">
            <text:p text:style-name="P30"/>
          </table:table-cell>
          <table:table-cell table:style-name="表76.C2" office:value-type="string">
            <text:p text:style-name="P30"/>
          </table:table-cell>
        </table:table-row>
        <table:table-row>
          <table:table-cell table:style-name="表76.A3" office:value-type="string">
            <text:p text:style-name="P38">2</text:p>
          </table:table-cell>
          <table:table-cell table:style-name="表76.B2" office:value-type="string">
            <text:p text:style-name="Table_20_Contents"/>
          </table:table-cell>
          <table:table-cell table:style-name="表76.C2" office:value-type="string">
            <text:p text:style-name="P39"/>
          </table:table-cell>
        </table:table-row>
      </table:table>
      <text:p text:style-name="P8"><text:span text:style-name="T4">表 </text:span><text:span text:style-name="T4"><text:sequence text:ref-name="refTable3" text:name="Table" text:formula="ooow:Table+1" style:num-format="1">4</text:sequence></text:span><text:span text:style-name="T4">: </text:span><text:span text:style-name="T5">コマンド・</text:span><text:span text:style-name="T4">ツール</text:span><text:span text:style-name="T5">一覧</text:span></text:p>
      <table:table table:name="表77" table:style-name="表77">
        <table:table-column table:style-name="表77.A"/>
        <table:table-column table:style-name="表77.B"/>
        <table:table-column table:style-name="表77.C"/>
        <table:table-column table:style-name="表77.D"/>
        <table:table-column table:style-name="表77.E"/>
        <table:table-column table:style-name="表77.F"/>
        <table:table-row>
          <table:table-cell table:style-name="表77.A1" office:value-type="string">
            <text:p text:style-name="P26">№</text:p>
          </table:table-cell>
          <table:table-cell table:style-name="表77.A1" office:value-type="string">
            <text:p text:style-name="P25">コマンド・ツール</text:p>
          </table:table-cell>
          <table:table-cell table:style-name="表77.A1" office:value-type="string">
            <text:p text:style-name="P25">バージョン</text:p>
          </table:table-cell>
          <table:table-cell table:style-name="表77.A1" office:value-type="string">
            <text:p text:style-name="P25">ライセンス</text:p>
          </table:table-cell>
          <table:table-cell table:style-name="表77.A1" office:value-type="string">
            <text:p text:style-name="P25">入手元（URI）</text:p>
          </table:table-cell>
          <table:table-cell table:style-name="表77.F1" office:value-type="string">
            <text:p text:style-name="P25">概要</text:p>
          </table:table-cell>
        </table:table-row>
        <table:table-row>
          <table:table-cell table:style-name="表77.A2" office:value-type="string">
            <text:p text:style-name="P35">1</text:p>
          </table:table-cell>
          <table:table-cell table:style-name="表77.A2" office:value-type="string">
            <text:p text:style-name="P36"/>
          </table:table-cell>
          <table:table-cell table:style-name="表77.A2" office:value-type="string">
            <text:p text:style-name="P34"/>
          </table:table-cell>
          <table:table-cell table:style-name="表77.A2" office:value-type="string">
            <text:p text:style-name="P34"/>
          </table:table-cell>
          <table:table-cell table:style-name="表77.A2" office:value-type="string">
            <text:p text:style-name="P34"/>
          </table:table-cell>
          <table:table-cell table:style-name="表77.F4" office:value-type="string">
            <text:p text:style-name="P34"/>
          </table:table-cell>
        </table:table-row>
        <table:table-row>
          <table:table-cell table:style-name="表77.A2" office:value-type="string">
            <text:p text:style-name="P35">2</text:p>
          </table:table-cell>
          <table:table-cell table:style-name="表77.A2" office:value-type="string">
            <text:p text:style-name="P36"/>
          </table:table-cell>
          <table:table-cell table:style-name="表77.A2" office:value-type="string">
            <text:p text:style-name="P34"/>
          </table:table-cell>
          <table:table-cell table:style-name="表77.A2" office:value-type="string">
            <text:p text:style-name="P34"/>
          </table:table-cell>
          <table:table-cell table:style-name="表77.A2" office:value-type="string">
            <text:p text:style-name="P34"/>
          </table:table-cell>
          <table:table-cell table:style-name="表77.F4" office:value-type="string">
            <text:p text:style-name="P36"/>
          </table:table-cell>
        </table:table-row>
        <table:table-row>
          <table:table-cell table:style-name="表77.A2" office:value-type="string">
            <text:p text:style-name="P35">3</text:p>
          </table:table-cell>
          <table:table-cell table:style-name="表77.A2" office:value-type="string">
            <text:p text:style-name="P34"/>
          </table:table-cell>
          <table:table-cell table:style-name="表77.A2" office:value-type="string">
            <text:p text:style-name="P34"/>
          </table:table-cell>
          <table:table-cell table:style-name="表77.A2" office:value-type="string">
            <text:p text:style-name="P34"/>
          </table:table-cell>
          <table:table-cell table:style-name="表77.A2" office:value-type="string">
            <text:p text:style-name="P34"/>
          </table:table-cell>
          <table:table-cell table:style-name="表77.F4" office:value-type="string">
            <text:p text:style-name="P34"/>
          </table:table-cell>
        </table:table-row>
      </table:table>
      <text:p text:style-name="P59"/>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9">目次</text:p>
          </text:index-title>
          <text:p text:style-name="P75"><text:a xlink:type="simple" xlink:href="#__RefHeading__11015_1793856823" text:style-name="Index_20_Link" text:visited-style-name="Index_20_Link">1.技術要件（一般的な機能）<text:tab/>7</text:a></text:p>
          <text:p text:style-name="P74"><text:a xlink:type="simple" xlink:href="#__RefHeading__11017_1793856823" text:style-name="Index_20_Link" text:visited-style-name="Index_20_Link">1.1.アーキテクチャ<text:tab/>7</text:a></text:p>
          <text:p text:style-name="P74"><text:a xlink:type="simple" xlink:href="#__RefHeading___Toc3054_1797497934" text:style-name="Index_20_Link" text:visited-style-name="Index_20_Link">1.2.スキーマ・オブジェクト<text:tab/>7</text:a></text:p>
          <text:p text:style-name="P74"><text:a xlink:type="simple" xlink:href="#__RefHeading___Toc3056_1797497934" text:style-name="Index_20_Link" text:visited-style-name="Index_20_Link">1.3.国際化対応<text:tab/>7</text:a></text:p>
          <text:p text:style-name="P74"><text:a xlink:type="simple" xlink:href="#__RefHeading___Toc3058_1797497934" text:style-name="Index_20_Link" text:visited-style-name="Index_20_Link">1.4.開発言語<text:tab/>7</text:a></text:p>
          <text:p text:style-name="P74"><text:a xlink:type="simple" xlink:href="#__RefHeading___Toc3060_1797497934" text:style-name="Index_20_Link" text:visited-style-name="Index_20_Link">1.5.前提条件<text:tab/>7</text:a></text:p>
          <text:p text:style-name="P75"><text:a xlink:type="simple" xlink:href="#__RefHeading__2452_1607825130" text:style-name="Index_20_Link" text:visited-style-name="Index_20_Link">2.技術要件（特徴的な機能）<text:tab/>8</text:a></text:p>
          <text:p text:style-name="P74"><text:a xlink:type="simple" xlink:href="#__RefHeading___Toc3062_1797497934" text:style-name="Index_20_Link" text:visited-style-name="Index_20_Link">2.1.GIS（地理情報システム<text:tab/>9</text:a></text:p>
          <text:p text:style-name="P74"><text:a xlink:type="simple" xlink:href="#__RefHeading__5196_11121151" text:style-name="Index_20_Link" text:visited-style-name="Index_20_Link">2.2.FDW（外部データラッパ）<text:tab/>9</text:a></text:p>
          <text:p text:style-name="P75"><text:a xlink:type="simple" xlink:href="#__RefHeading___Toc3064_1797497934" text:style-name="Index_20_Link" text:visited-style-name="Index_20_Link">3.サポートツール<text:tab/>10</text:a></text:p>
          <text:p text:style-name="P74"><text:a xlink:type="simple" xlink:href="#__RefHeading___Toc3066_1797497934" text:style-name="Index_20_Link" text:visited-style-name="Index_20_Link">3.1.管理ツール<text:tab/>10</text:a></text:p>
          <text:p text:style-name="P74"><text:a xlink:type="simple" xlink:href="#__RefHeading___Toc3068_1797497934" text:style-name="Index_20_Link" text:visited-style-name="Index_20_Link">3.2.開発ツール<text:tab/>10</text:a></text:p>
          <text:p text:style-name="P75"><text:a xlink:type="simple" xlink:href="#__RefHeading___Toc3070_1797497934" text:style-name="Index_20_Link" text:visited-style-name="Index_20_Link">4.コスト面での考慮<text:tab/>10</text:a></text:p>
          <text:p text:style-name="P75"><text:a xlink:type="simple" xlink:href="#__RefHeading___Toc3072_1797497934" text:style-name="Index_20_Link" text:visited-style-name="Index_20_Link">5.PostgreSQLの市場価値<text:tab/>10</text:a></text:p>
          <text:p text:style-name="P74"><text:a xlink:type="simple" xlink:href="#__RefHeading___Toc3074_1797497934" text:style-name="Index_20_Link" text:visited-style-name="Index_20_Link">5.1.製品の安定性<text:tab/>10</text:a></text:p>
          <text:p text:style-name="P74"><text:a xlink:type="simple" xlink:href="#__RefHeading___Toc3076_1797497934" text:style-name="Index_20_Link" text:visited-style-name="Index_20_Link">5.2.市場ニーズ<text:tab/>10</text:a></text:p>
          <text:p text:style-name="P74"><text:a xlink:type="simple" xlink:href="#__RefHeading___Toc3078_1797497934" text:style-name="Index_20_Link" text:visited-style-name="Index_20_Link">5.3.技術情報の入手<text:tab/>10</text:a></text:p>
          <text:p text:style-name="P74"><text:a xlink:type="simple" xlink:href="#__RefHeading___Toc3080_1797497934" text:style-name="Index_20_Link" text:visited-style-name="Index_20_Link">5.4.サポート支援<text:tab/>10</text:a></text:p>
        </text:index-body>
      </text:table-of-content>
      <text:p text:style-name="Standard"/>
      <text:h text:style-name="P81" text:outline-level="1"><text:bookmark-start text:name="__RefHeading__11015_1793856823"/>技術要件（一般的な機能）<text:bookmark-end text:name="__RefHeading__11015_1793856823"/></text:h>
      <text:p text:style-name="P69">一般的に利用者がリレーショナル・データベースシステムに期待する要件は次のようなものがあります。</text:p>
      <text:h text:style-name="P86" text:outline-level="2"><text:bookmark-start text:name="__RefHeading__11017_1793856823"/>アーキテクチャ<text:bookmark-end text:name="__RefHeading__11017_1793856823"/></text:h>
      <text:h text:style-name="P84" text:outline-level="2"><text:bookmark-start text:name="__RefHeading___Toc3054_1797497934"/>スキーマ・オブジェクト<text:bookmark-end text:name="__RefHeading___Toc3054_1797497934"/></text:h>
      <text:h text:style-name="P84" text:outline-level="2"><text:bookmark-start text:name="__RefHeading___Toc3056_1797497934"/>国際化対応<text:bookmark-end text:name="__RefHeading___Toc3056_1797497934"/></text:h>
      <text:h text:style-name="P84" text:outline-level="2"><text:bookmark-start text:name="__RefHeading___Toc3058_1797497934"/>開発言語<text:bookmark-end text:name="__RefHeading___Toc3058_1797497934"/></text:h>
      <text:h text:style-name="P84" text:outline-level="2"><text:bookmark-start text:name="__RefHeading___Toc3060_1797497934"/>前提条件<text:bookmark-end text:name="__RefHeading___Toc3060_1797497934"/></text:h>
      <text:p text:style-name="P15"/>
      <text:h text:style-name="P83" text:outline-level="1"><text:bookmark-start text:name="__RefHeading__2452_1607825130"/>技術要件（特徴的な機能）<text:bookmark-end text:name="__RefHeading__2452_1607825130"/></text:h>
      <text:p text:style-name="P73"><text:s/>PostgreSQLには独特な機能や機能拡張の仕組みといった多くの特徴的な機能が存在します。</text:p>
      <text:p text:style-name="P71"><text:span text:style-name="T1">ここでは機能の一部（</text:span><text:span text:style-name="T1"><text:sequence-ref text:reference-format="text" text:ref-name="refTable4">表 2.1: 特徴的な機能一覧</text:sequence-ref></text:span><text:span text:style-name="T1">）を紹介しています。</text:span></text:p>
      <text:p text:style-name="P72"/>
      <text:p text:style-name="P58">表 <text:sequence text:ref-name="refTable4" text:name="Table" text:formula="ooow:Table+1" style:num-format="1">2.1</text:sequence>: <text:span text:style-name="T1">特徴的な機能一覧</text:span></text:p>
      <table:table table:name="特徴的な機能一覧" table:style-name="特徴的な機能一覧">
        <table:table-column table:style-name="特徴的な機能一覧.A"/>
        <table:table-column table:style-name="特徴的な機能一覧.B"/>
        <table:table-column table:style-name="特徴的な機能一覧.C"/>
        <table:table-column table:style-name="特徴的な機能一覧.D"/>
        <table:table-column table:style-name="特徴的な機能一覧.E"/>
        <table:table-row>
          <table:table-cell table:style-name="特徴的な機能一覧.A1" office:value-type="string">
            <text:p text:style-name="P29">カテゴリ</text:p>
          </table:table-cell>
          <table:table-cell table:style-name="特徴的な機能一覧.A1" office:value-type="string">
            <text:p text:style-name="P29">機能</text:p>
          </table:table-cell>
          <table:table-cell table:style-name="特徴的な機能一覧.A1" office:value-type="string">
            <text:p text:style-name="P29">概要</text:p>
          </table:table-cell>
          <table:table-cell table:style-name="特徴的な機能一覧.A1" office:value-type="string">
            <text:p text:style-name="P29">独自拡張</text:p>
          </table:table-cell>
          <table:table-cell table:style-name="特徴的な機能一覧.E1" office:value-type="string">
            <text:p text:style-name="P29">対応ﾊﾞｰｼﾞｮﾝ</text:p>
          </table:table-cell>
        </table:table-row>
        <table:table-row>
          <table:table-cell table:style-name="特徴的な機能一覧.A3" table:number-rows-spanned="2" office:value-type="string">
            <text:p text:style-name="P45">データ型</text:p>
          </table:table-cell>
          <table:table-cell table:style-name="特徴的な機能一覧.B2" office:value-type="string">
            <text:p text:style-name="P45">範囲型</text:p>
          </table:table-cell>
          <table:table-cell table:style-name="特徴的な機能一覧.C2" office:value-type="string">
            <text:p text:style-name="P37">{ 下限, 上限 } をペアで扱うデータ型で、連続値だけでなく離散値も扱えます。要素としては、整数・数値・日付の範囲など、用途にあわせて型を選択できます。</text:p>
          </table:table-cell>
          <table:table-cell table:style-name="特徴的な機能一覧.D2" office:value-type="string">
            <text:p text:style-name="P45">可能</text:p>
          </table:table-cell>
          <table:table-cell table:style-name="特徴的な機能一覧.E2" office:value-type="float" office:value="9.2">
            <text:p text:style-name="P45">9.2</text:p>
          </table:table-cell>
        </table:table-row>
        <table:table-row>
          <table:covered-table-cell/>
          <table:table-cell table:style-name="特徴的な機能一覧.B3" office:value-type="string">
            <text:p text:style-name="P45">JSONデータ型</text:p>
          </table:table-cell>
          <table:table-cell table:style-name="特徴的な機能一覧.C3" office:value-type="string">
            <text:p text:style-name="P70">JSONデータを格納するために、json型とjsonb型という2種類のデータ型があります。json型は格納効率、jsonb型は検索効率の用途で使い分けができます。</text:p>
          </table:table-cell>
          <table:table-cell table:style-name="特徴的な機能一覧.D3" office:value-type="string">
            <text:p text:style-name="P45">ー</text:p>
          </table:table-cell>
          <table:table-cell table:style-name="特徴的な機能一覧.E3" office:value-type="string">
            <text:p text:style-name="P45">9.2 (json 型)</text:p>
            <text:p text:style-name="P45">9.4 (jsonb 型)</text:p>
          </table:table-cell>
        </table:table-row>
        <table:table-row>
          <table:table-cell table:style-name="特徴的な機能一覧.A5" table:number-rows-spanned="2" office:value-type="string">
            <text:p text:style-name="P45">インデックス</text:p>
          </table:table-cell>
          <table:table-cell table:style-name="特徴的な機能一覧.B4" office:value-type="string">
            <text:p text:style-name="P45">部分インデックス</text:p>
          </table:table-cell>
          <table:table-cell table:style-name="特徴的な機能一覧.C4" office:value-type="string">
            <text:p text:style-name="P46">テーブルの一部のレコードだけに適用するもので、WHERE句で指定した条件を満たすレコードに対してインデックスを作成します。そのため、インデックスのサイズが小さく、かつ、検索が速くなります。また、<text:span text:style-name="T8">インデックスを更新する必要のないケースも生じるため、テーブルを更新する作業も速くなります。</text:span></text:p>
          </table:table-cell>
          <table:table-cell table:style-name="特徴的な機能一覧.D4" office:value-type="string">
            <text:p text:style-name="P45"/>
          </table:table-cell>
          <table:table-cell table:style-name="特徴的な機能一覧.E4" office:value-type="string">
            <text:p text:style-name="P45">-</text:p>
          </table:table-cell>
        </table:table-row>
        <table:table-row>
          <table:covered-table-cell/>
          <table:table-cell table:style-name="特徴的な機能一覧.B5" office:value-type="string">
            <text:p text:style-name="P40">式に対するインデックス</text:p>
          </table:table-cell>
          <table:table-cell table:style-name="特徴的な機能一覧.C5" office:value-type="string">
            <text:p text:style-name="P40">テーブルの１つ以上の列から計算される関数やスカラ式に対してインデックスを作成します。 ある演算結果に基づいたテーブルの高速アクセスが可能です。</text:p>
          </table:table-cell>
          <table:table-cell table:style-name="特徴的な機能一覧.D5" office:value-type="string">
            <text:p text:style-name="P45"/>
          </table:table-cell>
          <table:table-cell table:style-name="特徴的な機能一覧.E5" office:value-type="string">
            <text:p text:style-name="P45">-</text:p>
          </table:table-cell>
        </table:table-row>
        <table:table-row>
          <table:table-cell table:style-name="特徴的な機能一覧.A9" office:value-type="string">
            <text:p text:style-name="P45">セキュリティ</text:p>
          </table:table-cell>
          <table:table-cell table:style-name="特徴的な機能一覧.B6" office:value-type="string">
            <text:p text:style-name="P48">行レベルセキュリティ</text:p>
          </table:table-cell>
          <table:table-cell table:style-name="特徴的な機能一覧.C6" office:value-type="string">
            <text:p text:style-name="P48">テーブルに対して、行レベルのセキュリティを付与できます。これにより、テーブルに対して、あるユーザーが特定のデータを閲覧できるかどうかのポリシを作ることができます。</text:p>
          </table:table-cell>
          <table:table-cell table:style-name="特徴的な機能一覧.D6" office:value-type="string">
            <text:p text:style-name="P45"/>
          </table:table-cell>
          <table:table-cell table:style-name="特徴的な機能一覧.E6" office:value-type="string">
            <text:p text:style-name="P49">9.5</text:p>
          </table:table-cell>
        </table:table-row>
        <table:table-row>
          <table:table-cell table:style-name="特徴的な機能一覧.A9" office:value-type="string">
            <text:p text:style-name="P49">オブジェクト指向</text:p>
          </table:table-cell>
          <table:table-cell table:style-name="特徴的な機能一覧.B7" office:value-type="string">
            <text:p text:style-name="P45">テーブルの継承</text:p>
          </table:table-cell>
          <table:table-cell table:style-name="特徴的な機能一覧.C7" office:value-type="string">
            <text:p text:style-name="P41">基本となる親テーブルがあり、そのテーブルよりテーブル構造とデータを継承した子テーブルを作成できます。子テーブルを更新することで親テーブルに更新結果が反映されます。</text:p>
          </table:table-cell>
          <table:table-cell table:style-name="特徴的な機能一覧.D7" office:value-type="string">
            <text:p text:style-name="P45"/>
          </table:table-cell>
          <table:table-cell table:style-name="特徴的な機能一覧.E7" office:value-type="string">
            <text:p text:style-name="P45">-</text:p>
          </table:table-cell>
        </table:table-row>
        <table:table-row>
          <table:table-cell table:style-name="特徴的な機能一覧.A9" office:value-type="string">
            <text:p text:style-name="P43">地理空間情報</text:p>
          </table:table-cell>
          <table:table-cell table:style-name="特徴的な機能一覧.B8" office:value-type="string">
            <text:p text:style-name="P50">GIS（地理情報システム）</text:p>
          </table:table-cell>
          <table:table-cell table:style-name="特徴的な機能一覧.C8" office:value-type="string">
            <text:p text:style-name="P52">地理データ型、地理空間情報の演算、高速な検索が実装できます。P<text:span text:style-name="T9">ostgreSQLで</text:span>地理空間情報を扱うための拡張であるPostGISが必要です。 </text:p>
          </table:table-cell>
          <table:table-cell table:style-name="特徴的な機能一覧.D8" office:value-type="string">
            <text:p text:style-name="P45"/>
          </table:table-cell>
          <table:table-cell table:style-name="特徴的な機能一覧.E8" office:value-type="string">
            <text:p text:style-name="P52">7.2</text:p>
          </table:table-cell>
        </table:table-row>
        <table:table-row>
          <table:table-cell table:style-name="特徴的な機能一覧.A9" office:value-type="string">
            <text:p text:style-name="P45">外部データ</text:p>
          </table:table-cell>
          <table:table-cell table:style-name="特徴的な機能一覧.B9" office:value-type="string">
            <text:p text:style-name="P45">FDW（外部データラッパ）</text:p>
          </table:table-cell>
          <table:table-cell table:style-name="特徴的な機能一覧.C9" office:value-type="string">
            <text:p text:style-name="P42">PostgreSQLの外部にあるデータに対して標準的なSQLクエリでアクセスできます。外部データには外部データソースへの接続する外部データラッパを介して行います。外部データには、RDBMS、NoSQL、フラットファイル、Webサービス等があります。</text:p>
          </table:table-cell>
          <table:table-cell table:style-name="特徴的な機能一覧.D9" office:value-type="string">
            <text:p text:style-name="P45">可能</text:p>
          </table:table-cell>
          <table:table-cell table:style-name="特徴的な機能一覧.E9" office:value-type="string">
            <text:p text:style-name="P44">9.1</text:p>
          </table:table-cell>
        </table:table-row>
        <table:table-row>
          <table:table-cell table:style-name="特徴的な機能一覧.A10" office:value-type="string">
            <text:p text:style-name="P43">文書検索</text:p>
          </table:table-cell>
          <table:table-cell table:style-name="特徴的な機能一覧.B10" office:value-type="string">
            <text:p text:style-name="P51">全文検索</text:p>
          </table:table-cell>
          <table:table-cell table:style-name="特徴的な機能一覧.C10" office:value-type="string">
            <text:p text:style-name="P53">全文検索は、問合わせを満たす自然言語の文書を識別し、更には問合わせとの関連性の順に並び替えることができます。もっとも一般的な検索は、与えられた検索語を含む文書を探し、問合わせとの類似性の順に返すというものです。</text:p>
          </table:table-cell>
          <table:table-cell table:style-name="特徴的な機能一覧.D10" office:value-type="string">
            <text:p text:style-name="P45"/>
          </table:table-cell>
          <table:table-cell table:style-name="特徴的な機能一覧.E10" office:value-type="string">
            <text:p text:style-name="P45">-</text:p>
            <text:p text:style-name="P45"/>
            <text:p text:style-name="P45"/>
            <text:p text:style-name="P47"/>
          </table:table-cell>
        </table:table-row>
      </table:table>
      <text:h text:style-name="_32_.中見出し" text:outline-level="2" text:is-list-header="true"/>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text:soft-page-break/></text:p>
      <text:h text:style-name="P85" text:outline-level="2"><text:bookmark-start text:name="__RefHeading___Toc3062_1797497934"/>GIS（地理情報システム<text:bookmark-end text:name="__RefHeading___Toc3062_1797497934"/></text:h>
      <text:h text:style-name="_32_.中見出し" text:outline-level="2"><text:bookmark-start text:name="__RefHeading__5196_11121151"/>FDW（外部データラッパ）<text:bookmark-end text:name="__RefHeading__5196_11121151"/></text:h>
      <text:p text:style-name="P65"/>
      <text:p text:style-name="P67"/>
      <text:p text:style-name="P21"/>
      <text:p text:style-name="P66"/>
      <text:h text:style-name="P80" text:outline-level="1"><text:bookmark-start text:name="__RefHeading___Toc3064_1797497934"/>サポートツール<text:bookmark-end text:name="__RefHeading___Toc3064_1797497934"/></text:h>
      <text:h text:style-name="_32_.中見出し" text:outline-level="2"><text:bookmark-start text:name="__RefHeading___Toc3066_1797497934"/>管理ツール<text:bookmark-end text:name="__RefHeading___Toc3066_1797497934"/></text:h>
      <text:h text:style-name="_32_.中見出し" text:outline-level="2"><text:bookmark-start text:name="__RefHeading___Toc3068_1797497934"/>開発ツール<text:bookmark-end text:name="__RefHeading___Toc3068_1797497934"/></text:h>
      <text:p text:style-name="_32_.本文_ff08_中見出し_ff09_"/>
      <text:h text:style-name="_31_.大見出し" text:outline-level="1"><text:bookmark-start text:name="__RefHeading___Toc3070_1797497934"/>コスト面での考慮<text:bookmark-end text:name="__RefHeading___Toc3070_1797497934"/></text:h>
      <text:p text:style-name="_31_.本文_28_大見出し_29_"/>
      <text:h text:style-name="_31_.大見出し" text:outline-level="1"><text:bookmark-start text:name="__RefHeading___Toc3072_1797497934"/>PostgreSQLの市場価値<text:bookmark-end text:name="__RefHeading___Toc3072_1797497934"/></text:h>
      <text:h text:style-name="_32_.中見出し" text:outline-level="2"><text:bookmark-start text:name="__RefHeading___Toc3074_1797497934"/>製品の安定性<text:bookmark-end text:name="__RefHeading___Toc3074_1797497934"/></text:h>
      <text:h text:style-name="_32_.中見出し" text:outline-level="2"><text:bookmark-start text:name="__RefHeading___Toc3076_1797497934"/>市場ニーズ<text:bookmark-end text:name="__RefHeading___Toc3076_1797497934"/></text:h>
      <text:h text:style-name="_32_.中見出し" text:outline-level="2"><text:bookmark-start text:name="__RefHeading___Toc3078_1797497934"/>技術情報の入手<text:bookmark-end text:name="__RefHeading___Toc3078_1797497934"/></text:h>
      <text:h text:style-name="_32_.中見出し" text:outline-level="2"><text:bookmark-start text:name="__RefHeading___Toc3080_1797497934"/>サポート支援<text:bookmark-end text:name="__RefHeading___Toc3080_1797497934"/></text:h>
      <text:list xml:id="list5367684416428886280" text:style-name="L27">
        <text:list-header>
          <text:p text:style-name="P87"/>
        </text:list-header>
      </text:list>
      <text:p text:style-name="P64"/>
      <text:p text:style-name="P64"/>
      <text:list xml:id="list150950362971665" text:continue-numbering="true" text:style-name="L27">
        <text:list-header>
          <text:p text:style-name="P88"/>
        </text:list-header>
      </text:list>
      <text:p text:style-name="P57"/>
      <text:p text:style-name="P57"/>
      <text:p text:style-name="P13"/>
      <text:p text:style-name="P13"/>
      <text:p text:style-name="P68"/>
      <text:p text:style-name="P10"/>
      <text:h text:style-name="P79" text:outline-level="1"/>
      <text:h text:style-name="P82"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Liberation Mono" svg:font-family="'Liberation Mono'"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463" svg:viewBox="0 0 20 30" svg:d="M10 0l-10 30h20z"/>
    <draw:marker draw:name="a492" svg:viewBox="0 0 20 30" svg:d="M10 0l-10 30h20z"/>
    <draw:marker draw:name="a494" svg:viewBox="0 0 20 30" svg:d="M10 0l-10 30h20z"/>
    <draw:marker draw:name="a508"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IPA Pゴシック" fo:font-family="'IPA Pゴシック'" style:font-style-name="標準" style:font-family-generic="modern" style:font-pitch="variable" fo:font-size="9pt" style:font-name-asian="IPA Pゴシック" style:font-family-asian="'IPA Pゴシック'" style:font-style-name-asian="標準"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family="IPAゴシック" style:font-style-name="太字" style:font-family-generic="modern" style:font-pitch="fixed" fo:font-size="24pt" fo:font-weight="bold" style:font-name-asian="IPAゴシック" style:font-family-asian="IPAゴシック" style:font-style-name-asian="太字" style:font-family-generic-asian="modern" style:font-pitch-asian="fixed"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family="IPAゴシック" style:font-style-name="標準" style:font-family-generic="modern" style:font-pitch="fixed" fo:font-size="16pt" style:font-name-asian="IPAゴシック1" style:font-family-asian="IPAゴシック" style:font-style-name-asian="標準" style:font-family-generic-asian="modern" style:font-pitch-asian="fixed" style:font-size-asian="16pt"/>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loext: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loext: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loext:contextual-spacing="false" style:line-height-at-least="0.423cm" fo:text-align="start" style:justify-single-word="false" fo:text-indent="0.185cm" style:auto-text-indent="false">
        <style:tab-stops/>
      </style:paragraph-properties>
      <style:text-properties style:font-name-complex="ＭＳ 明朝" style:font-family-complex="'ＭＳ 明朝', 'MS Mincho'" style:font-family-generic-complex="roman"/>
    </style:style>
    <style:style style:name="_32_.中見出し" style:display-name="2.中見出し" style:family="paragraph" style:parent-style-name="Standard" style:next-style-name="_32_.本文_ff08_中見出し_ff09_" style:default-outline-level="2">
      <style:paragraph-properties fo:margin-left="0.667cm" fo:margin-right="0cm" fo:margin-top="0cm" fo:margin-bottom="0cm" loext: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loext: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left="1.334cm" fo:margin-right="0cm" fo:margin-top="0cm" fo:margin-bottom="0cm" loext: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loext: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left="2.649cm" fo:margin-right="0cm" fo:margin-top="0cm" fo:margin-bottom="0cm" loext: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loext: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left="1.411cm" fo:margin-right="0cm" fo:margin-top="0cm" fo:margin-bottom="0cm" loext: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cm" fo:margin-bottom="0cm" loext:contextual-spacing="false" fo:line-height="0.423cm" fo:text-indent="0cm" style:auto-text-indent="false"/>
      <style:text-properties style:font-name-complex="ＭＳ 明朝" style:font-family-complex="'ＭＳ 明朝', 'MS Mincho'" style:font-family-generic-complex="roman"/>
    </style:style>
    <style:style style:name="Contents_20_Heading" style:display-name="Contents Heading" style:family="paragraph" style:parent-style-name="Heading" style:next-style-name="Contents_20_1"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family="ＭＳ....., ＭＳt..." style:font-family-generic="swiss" fo:font-size="12pt" style:font-name-asian="ＭＳ....." style:font-family-asian="ＭＳ....., ＭＳt..." style:font-family-generic-asian="swiss" style:font-size-asian="12pt" style:font-name-complex="ＭＳ....." style:font-family-complex="ＭＳ....., ＭＳt..." style:font-family-generic-complex="swiss"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ＭＳ Ｐ明朝" style:font-family-asian="'ＭＳ Ｐ明朝'"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ＭＳ Ｐ明朝" style:font-family-asian="'ＭＳ Ｐ明朝'"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ＭＳ Ｐ明朝" style:font-family-asian="'ＭＳ Ｐ明朝'"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style:shadow="none" style:vertical-align="baseline" style:snap-to-layout-grid="false">
        <style:tab-stops/>
        <style:drop-cap/>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ＭＳ Ｐゴシック1"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rawing" style:family="paragraph" style:parent-style-name="Caption" style:class="extra"/>
    <style:style style:name="Text" style:family="paragraph" style:parent-style-name="Caption" style:class="extra"/>
    <style:style style:name="標準" style:family="paragraph" style:parent-style-name="Default"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Teletype" style:family="text">
      <style:text-properties style:font-name="Courier New" fo:font-family="'Courier New'" style:font-family-generic="modern" style:font-pitch="fixed" style:font-name-asian="ＭＳ Ｐゴシック1" style:font-family-asian="'ＭＳ Ｐゴシック'"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ＭＳ Ｐゴシック1" style:font-family-asian="'ＭＳ Ｐゴシック'"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loext:graphic-properties draw:fill="none" draw:fill-color="#ffffff"/>
      <style:text-properties style:font-name="ＭＳ ゴシック" fo:font-size="6pt" style:font-size-asian="6pt" style:font-size-complex="6pt"/>
    </style:style>
    <style:style style:name="MP4" style:family="paragraph">
      <style:paragraph-properties fo:text-align="end"/>
    </style:style>
    <style:style style:name="MP5" style:family="paragraph">
      <loext:graphic-properties draw:fill="none" draw:fill-color="#ffffff"/>
      <style:paragraph-properties fo:text-align="end"/>
      <style:text-properties style:font-name="IPAゴシック2" fo:font-size="6pt" style:font-size-asian="6pt" style:font-size-complex="6pt"/>
    </style:style>
    <style:style style:name="MP6" style:family="paragraph">
      <loext:graphic-properties draw:fill="none" draw:fill-color="#ffffff"/>
      <style:text-properties style:font-name="IPA Pゴシック2"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style:dynamic-spacing="false"/>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25"><draw:image xlink:href="Pictures/100000000000049D0000015E34831C08.jpg" xlink:type="simple" xlink:show="embed" xlink:actuate="onLoad"/></draw:frame></text:p>
      </style:header>
      <style:header-left>
        <text:p text:style-name="Header_20_right"><draw:frame draw:style-name="Mfr1" draw:name="イメージ22" text:anchor-type="paragraph" svg:x="0.12cm" svg:y="-0.473cm" svg:width="3cm" svg:height="0.891cm" draw:z-index="0"><draw:image xlink:href="Pictures/100000000000049D0000015E34831C08.jpg" xlink:type="simple" xlink:show="embed" xlink:actuate="onLoad"/></draw:frame><draw:frame draw:style-name="Mfr1" draw:name="グラフィックス145" text:anchor-type="paragraph" svg:x="0.12cm" svg:y="-0.473cm" svg:width="3cm" svg:height="0.891cm" draw:z-index="0"><draw:image xlink:href="Pictures/100000000000049D0000015E34831C08.jpg" xlink:type="simple" xlink:show="embed" xlink:actuate="onLoad"/></draw:frame><draw:frame draw:style-name="Mfr1" draw:name="グラフィックス144" text:anchor-type="paragraph" svg:x="0.12cm" svg:y="-0.473cm" svg:width="3cm" svg:height="0.891cm" draw:z-index="0"><draw:image xlink:href="Pictures/100000000000049D0000015E34831C08.jpg" xlink:type="simple" xlink:show="embed" xlink:actuate="onLoad"/></draw:frame><draw:frame draw:style-name="Mfr1" draw:name="イメージ21" text:anchor-type="paragraph" svg:x="0.12cm" svg:y="-0.473cm" svg:width="3cm" svg:height="0.891cm" draw:z-index="0"><draw:image xlink:href="Pictures/100000000000049D0000015E34831C08.jpg" xlink:type="simple" xlink:show="embed" xlink:actuate="onLoad"/></draw:frame><draw:frame draw:style-name="Mfr1" draw:name="イメージ20" text:anchor-type="paragraph" svg:x="0.12cm" svg:y="-0.473cm" svg:width="3cm" svg:height="0.891cm" draw:z-index="0"><draw:image xlink:href="Pictures/100000000000049D0000015E34831C08.jpg" xlink:type="simple" xlink:show="embed" xlink:actuate="onLoad"/></draw:frame><draw:frame draw:style-name="Mfr1" draw:name="イメージ19" text:anchor-type="paragraph" svg:x="0.12cm" svg:y="-0.473cm" svg:width="3cm" svg:height="0.891cm" draw:z-index="0"><draw:image xlink:href="Pictures/100000000000049D0000015E34831C08.jpg" xlink:type="simple" xlink:show="embed" xlink:actuate="onLoad"/></draw:frame><draw:frame draw:style-name="Mfr1" draw:name="イメージ18" text:anchor-type="paragraph" svg:x="0.12cm" svg:y="-0.473cm" svg:width="3cm" svg:height="0.891cm" draw:z-index="0"><draw:image xlink:href="Pictures/100000000000049D0000015E34831C08.jpg" xlink:type="simple" xlink:show="embed" xlink:actuate="onLoad"/></draw:frame><draw:frame draw:style-name="Mfr1" draw:name="イメージ17" text:anchor-type="paragraph" svg:x="0.12cm" svg:y="-0.473cm" svg:width="3cm" svg:height="0.891cm" draw:z-index="0"><draw:image xlink:href="Pictures/100000000000049D0000015E34831C08.jpg" xlink:type="simple" xlink:show="embed" xlink:actuate="onLoad"/></draw:frame><draw:frame draw:style-name="Mfr1" draw:name="イメージ16" text:anchor-type="paragraph" svg:x="0.12cm" svg:y="-0.473cm" svg:width="3cm" svg:height="0.891cm" draw:z-index="0"><draw:image xlink:href="Pictures/100000000000049D0000015E34831C08.jpg" xlink:type="simple" xlink:show="embed" xlink:actuate="onLoad"/></draw:frame><draw:frame draw:style-name="Mfr1" draw:name="イメージ15" text:anchor-type="paragraph" svg:x="0.12cm" svg:y="-0.473cm" svg:width="3cm" svg:height="0.891cm" draw:z-index="0"><draw:image xlink:href="Pictures/100000000000049D0000015E34831C08.jpg" xlink:type="simple" xlink:show="embed" xlink:actuate="onLoad"/></draw:frame><draw:frame draw:style-name="Mfr1" draw:name="グラフィックス143" text:anchor-type="paragraph" svg:x="0.12cm" svg:y="-0.473cm" svg:width="3cm" svg:height="0.891cm" draw:z-index="0"><draw:image xlink:href="Pictures/100000000000049D0000015E34831C08.jpg" xlink:type="simple" xlink:show="embed" xlink:actuate="onLoad"/></draw:frame><draw:frame draw:style-name="Mfr1" draw:name="グラフィックス142" text:anchor-type="paragraph" svg:x="0.12cm" svg:y="-0.473cm" svg:width="3cm" svg:height="0.891cm" draw:z-index="0"><draw:image xlink:href="Pictures/100000000000049D0000015E34831C08.jpg" xlink:type="simple" xlink:show="embed" xlink:actuate="onLoad"/></draw:frame><draw:frame draw:style-name="Mfr1" draw:name="グラフィックス141" text:anchor-type="paragraph" svg:x="0.12cm" svg:y="-0.473cm" svg:width="3cm" svg:height="0.891cm" draw:z-index="0"><draw:image xlink:href="Pictures/100000000000049D0000015E34831C08.jpg" xlink:type="simple" xlink:show="embed" xlink:actuate="onLoad"/></draw:frame><draw:frame draw:style-name="Mfr1" draw:name="グラフィックス140" text:anchor-type="paragraph" svg:x="0.12cm" svg:y="-0.473cm" svg:width="3cm" svg:height="0.891cm" draw:z-index="0"><draw:image xlink:href="Pictures/100000000000049D0000015E34831C08.jpg" xlink:type="simple" xlink:show="embed" xlink:actuate="onLoad"/></draw:frame><draw:frame draw:style-name="Mfr1" draw:name="グラフィックス139" text:anchor-type="paragraph" svg:x="0.12cm" svg:y="-0.473cm" svg:width="3cm" svg:height="0.891cm" draw:z-index="0"><draw:image xlink:href="Pictures/100000000000049D0000015E34831C08.jpg" xlink:type="simple" xlink:show="embed" xlink:actuate="onLoad"/></draw:frame><draw:frame draw:style-name="Mfr1" draw:name="グラフィックス138" text:anchor-type="paragraph" svg:x="0.12cm" svg:y="-0.473cm" svg:width="3cm" svg:height="0.891cm" draw:z-index="0"><draw:image xlink:href="Pictures/100000000000049D0000015E34831C08.jpg" xlink:type="simple" xlink:show="embed" xlink:actuate="onLoad"/></draw:frame><draw:frame draw:style-name="Mfr1" draw:name="グラフィックス137" text:anchor-type="paragraph" svg:x="0.12cm" svg:y="-0.473cm" svg:width="3cm" svg:height="0.891cm" draw:z-index="0"><draw:image xlink:href="Pictures/100000000000049D0000015E34831C08.jpg" xlink:type="simple" xlink:show="embed" xlink:actuate="onLoad"/></draw:frame><draw:frame draw:style-name="Mfr1" draw:name="グラフィックス136" text:anchor-type="paragraph" svg:x="0.12cm" svg:y="-0.473cm" svg:width="3cm" svg:height="0.891cm" draw:z-index="0"><draw:image xlink:href="Pictures/100000000000049D0000015E34831C08.jpg" xlink:type="simple" xlink:show="embed" xlink:actuate="onLoad"/></draw:frame><draw:frame draw:style-name="Mfr1" draw:name="グラフィックス135" text:anchor-type="paragraph" svg:x="0.12cm" svg:y="-0.473cm" svg:width="3cm" svg:height="0.891cm" draw:z-index="0"><draw:image xlink:href="Pictures/100000000000049D0000015E34831C08.jpg" xlink:type="simple" xlink:show="embed" xlink:actuate="onLoad"/></draw:frame><draw:frame draw:style-name="Mfr1" draw:name="グラフィックス134" text:anchor-type="paragraph" svg:x="0.12cm" svg:y="-0.473cm" svg:width="3cm" svg:height="0.891cm" draw:z-index="0"><draw:image xlink:href="Pictures/100000000000049D0000015E34831C08.jpg" xlink:type="simple" xlink:show="embed" xlink:actuate="onLoad"/></draw:frame><draw:frame draw:style-name="Mfr1" draw:name="グラフィックス133" text:anchor-type="paragraph" svg:x="0.12cm" svg:y="-0.473cm" svg:width="3cm" svg:height="0.891cm" draw:z-index="0"><draw:image xlink:href="Pictures/100000000000049D0000015E34831C08.jpg" xlink:type="simple" xlink:show="embed" xlink:actuate="onLoad"/></draw:frame><draw:frame draw:style-name="Mfr1" draw:name="グラフィックス132" text:anchor-type="paragraph" svg:x="0.12cm" svg:y="-0.473cm" svg:width="3cm" svg:height="0.891cm" draw:z-index="0"><draw:image xlink:href="Pictures/100000000000049D0000015E34831C08.jpg" xlink:type="simple" xlink:show="embed" xlink:actuate="onLoad"/></draw:frame><draw:frame draw:style-name="Mfr1" draw:name="グラフィックス131" text:anchor-type="paragraph" svg:x="0.12cm" svg:y="-0.473cm" svg:width="3cm" svg:height="0.891cm" draw:z-index="0"><draw:image xlink:href="Pictures/100000000000049D0000015E34831C08.jpg" xlink:type="simple" xlink:show="embed" xlink:actuate="onLoad"/></draw:frame><draw:frame draw:style-name="Mfr1" draw:name="グラフィックス130" text:anchor-type="paragraph" svg:x="0.12cm" svg:y="-0.473cm" svg:width="3cm" svg:height="0.891cm" draw:z-index="0"><draw:image xlink:href="Pictures/100000000000049D0000015E34831C08.jpg" xlink:type="simple" xlink:show="embed" xlink:actuate="onLoad"/></draw:frame><draw:frame draw:style-name="Mfr1" draw:name="グラフィックス129" text:anchor-type="paragraph" svg:x="0.12cm" svg:y="-0.473cm" svg:width="3cm" svg:height="0.891cm" draw:z-index="0"><draw:image xlink:href="Pictures/100000000000049D0000015E34831C08.jpg" xlink:type="simple" xlink:show="embed" xlink:actuate="onLoad"/></draw:frame><draw:frame draw:style-name="Mfr1" draw:name="グラフィックス128" text:anchor-type="paragraph" svg:x="0.12cm" svg:y="-0.473cm" svg:width="3cm" svg:height="0.891cm" draw:z-index="0"><draw:image xlink:href="Pictures/100000000000049D0000015E34831C08.jpg" xlink:type="simple" xlink:show="embed" xlink:actuate="onLoad"/></draw:frame><draw:frame draw:style-name="Mfr1" draw:name="グラフィックス127" text:anchor-type="paragraph" svg:x="0.12cm" svg:y="-0.473cm" svg:width="3cm" svg:height="0.891cm" draw:z-index="0"><draw:image xlink:href="Pictures/100000000000049D0000015E34831C08.jpg" xlink:type="simple" xlink:show="embed" xlink:actuate="onLoad"/></draw:frame><draw:frame draw:style-name="Mfr1" draw:name="グラフィックス126" text:anchor-type="paragraph" svg:x="0.12cm" svg:y="-0.473cm" svg:width="3cm" svg:height="0.891cm" draw:z-index="0"><draw:image xlink:href="Pictures/100000000000049D0000015E34831C08.jpg" xlink:type="simple" xlink:show="embed" xlink:actuate="onLoad"/></draw:frame><draw:frame draw:style-name="Mfr1" draw:name="グラフィックス125" text:anchor-type="paragraph" svg:x="0.12cm" svg:y="-0.473cm" svg:width="3cm" svg:height="0.891cm" draw:z-index="0"><draw:image xlink:href="Pictures/100000000000049D0000015E34831C08.jpg" xlink:type="simple" xlink:show="embed" xlink:actuate="onLoad"/></draw:frame><draw:frame draw:style-name="Mfr1" draw:name="グラフィックス124" text:anchor-type="paragraph" svg:x="0.12cm" svg:y="-0.473cm" svg:width="3cm" svg:height="0.891cm" draw:z-index="0"><draw:image xlink:href="Pictures/100000000000049D0000015E34831C08.jpg" xlink:type="simple" xlink:show="embed" xlink:actuate="onLoad"/></draw:frame><draw:frame draw:style-name="Mfr1" draw:name="グラフィックス123" text:anchor-type="paragraph" svg:x="0.12cm" svg:y="-0.473cm" svg:width="3cm" svg:height="0.891cm" draw:z-index="0"><draw:image xlink:href="Pictures/100000000000049D0000015E34831C08.jpg" xlink:type="simple" xlink:show="embed" xlink:actuate="onLoad"/></draw:frame><draw:frame draw:style-name="Mfr1" draw:name="グラフィックス122" text:anchor-type="paragraph" svg:x="0.12cm" svg:y="-0.473cm" svg:width="3cm" svg:height="0.891cm" draw:z-index="0"><draw:image xlink:href="Pictures/100000000000049D0000015E34831C08.jpg" xlink:type="simple" xlink:show="embed" xlink:actuate="onLoad"/></draw:frame><draw:frame draw:style-name="Mfr1" draw:name="イメージ14" text:anchor-type="paragraph" svg:x="0.12cm" svg:y="-0.473cm" svg:width="3cm" svg:height="0.891cm" draw:z-index="0"><draw:image xlink:href="Pictures/100000000000049D0000015E34831C08.jpg" xlink:type="simple" xlink:show="embed" xlink:actuate="onLoad"/></draw:frame><draw:frame draw:style-name="Mfr1" draw:name="グラフィックス121" text:anchor-type="paragraph" svg:x="0.12cm" svg:y="-0.473cm" svg:width="3cm" svg:height="0.891cm" draw:z-index="0"><draw:image xlink:href="Pictures/100000000000049D0000015E34831C08.jpg" xlink:type="simple" xlink:show="embed" xlink:actuate="onLoad"/></draw:frame><draw:frame draw:style-name="Mfr1" draw:name="グラフィックス120" text:anchor-type="paragraph" svg:x="0.12cm" svg:y="-0.473cm" svg:width="3cm" svg:height="0.891cm" draw:z-index="0"><draw:image xlink:href="Pictures/100000000000049D0000015E34831C08.jpg" xlink:type="simple" xlink:show="embed" xlink:actuate="onLoad"/></draw:frame><draw:frame draw:style-name="Mfr1" draw:name="グラフィックス119" text:anchor-type="paragraph" svg:x="0.12cm" svg:y="-0.473cm" svg:width="3cm" svg:height="0.891cm" draw:z-index="0"><draw:image xlink:href="Pictures/100000000000049D0000015E34831C08.jpg" xlink:type="simple" xlink:show="embed" xlink:actuate="onLoad"/></draw:frame><draw:frame draw:style-name="Mfr1" draw:name="グラフィックス118" text:anchor-type="paragraph" svg:x="0.12cm" svg:y="-0.473cm" svg:width="3cm" svg:height="0.891cm" draw:z-index="0"><draw:image xlink:href="Pictures/100000000000049D0000015E34831C08.jpg" xlink:type="simple" xlink:show="embed" xlink:actuate="onLoad"/></draw:frame><draw:frame draw:style-name="Mfr1" draw:name="グラフィックス117" text:anchor-type="paragraph" svg:x="0.12cm" svg:y="-0.473cm" svg:width="3cm" svg:height="0.891cm" draw:z-index="0"><draw:image xlink:href="Pictures/100000000000049D0000015E34831C08.jpg" xlink:type="simple" xlink:show="embed" xlink:actuate="onLoad"/></draw:frame><draw:frame draw:style-name="Mfr1" draw:name="グラフィックス116" text:anchor-type="paragraph" svg:x="0.12cm" svg:y="-0.473cm" svg:width="3cm" svg:height="0.891cm" draw:z-index="0"><draw:image xlink:href="Pictures/100000000000049D0000015E34831C08.jpg" xlink:type="simple" xlink:show="embed" xlink:actuate="onLoad"/></draw:frame><draw:frame draw:style-name="Mfr1" draw:name="グラフィックス115" text:anchor-type="paragraph" svg:x="0.12cm" svg:y="-0.473cm" svg:width="3cm" svg:height="0.891cm" draw:z-index="0"><draw:image xlink:href="Pictures/100000000000049D0000015E34831C08.jpg" xlink:type="simple" xlink:show="embed" xlink:actuate="onLoad"/></draw:frame><draw:frame draw:style-name="Mfr1" draw:name="グラフィックス114" text:anchor-type="paragraph" svg:x="0.12cm" svg:y="-0.473cm" svg:width="3cm" svg:height="0.891cm" draw:z-index="0"><draw:image xlink:href="Pictures/100000000000049D0000015E34831C08.jpg" xlink:type="simple" xlink:show="embed" xlink:actuate="onLoad"/></draw:frame><draw:frame draw:style-name="Mfr1" draw:name="グラフィックス113" text:anchor-type="paragraph" svg:x="0.12cm" svg:y="-0.473cm" svg:width="3cm" svg:height="0.891cm" draw:z-index="0"><draw:image xlink:href="Pictures/100000000000049D0000015E34831C08.jpg" xlink:type="simple" xlink:show="embed" xlink:actuate="onLoad"/></draw:frame><draw:frame draw:style-name="Mfr1" draw:name="グラフィックス112" text:anchor-type="paragraph" svg:x="0.12cm" svg:y="-0.473cm" svg:width="3cm" svg:height="0.891cm" draw:z-index="0"><draw:image xlink:href="Pictures/100000000000049D0000015E34831C08.jpg" xlink:type="simple" xlink:show="embed" xlink:actuate="onLoad"/></draw:frame><draw:frame draw:style-name="Mfr1" draw:name="グラフィックス111" text:anchor-type="paragraph" svg:x="0.12cm" svg:y="-0.473cm" svg:width="3cm" svg:height="0.891cm" draw:z-index="0"><draw:image xlink:href="Pictures/100000000000049D0000015E34831C08.jpg" xlink:type="simple" xlink:show="embed" xlink:actuate="onLoad"/></draw:frame><draw:frame draw:style-name="Mfr1" draw:name="グラフィックス110" text:anchor-type="paragraph" svg:x="0.12cm" svg:y="-0.473cm" svg:width="3cm" svg:height="0.891cm" draw:z-index="0"><draw:image xlink:href="Pictures/100000000000049D0000015E34831C08.jpg" xlink:type="simple" xlink:show="embed" xlink:actuate="onLoad"/></draw:frame><draw:frame draw:style-name="Mfr1" draw:name="グラフィックス109" text:anchor-type="paragraph" svg:x="0.12cm" svg:y="-0.473cm" svg:width="3cm" svg:height="0.891cm" draw:z-index="0"><draw:image xlink:href="Pictures/100000000000049D0000015E34831C08.jpg" xlink:type="simple" xlink:show="embed" xlink:actuate="onLoad"/></draw:frame><draw:frame draw:style-name="Mfr1" draw:name="グラフィックス108" text:anchor-type="paragraph" svg:x="0.12cm" svg:y="-0.473cm" svg:width="3cm" svg:height="0.891cm" draw:z-index="0"><draw:image xlink:href="Pictures/100000000000049D0000015E34831C08.jpg" xlink:type="simple" xlink:show="embed" xlink:actuate="onLoad"/></draw:frame><draw:frame draw:style-name="Mfr1" draw:name="グラフィックス107" text:anchor-type="paragraph" svg:x="0.12cm" svg:y="-0.473cm" svg:width="3cm" svg:height="0.891cm" draw:z-index="0"><draw:image xlink:href="Pictures/100000000000049D0000015E34831C08.jpg" xlink:type="simple" xlink:show="embed" xlink:actuate="onLoad"/></draw:frame><draw:frame draw:style-name="Mfr1" draw:name="グラフィックス106" text:anchor-type="paragraph" svg:x="0.12cm" svg:y="-0.473cm" svg:width="3cm" svg:height="0.891cm" draw:z-index="0"><draw:image xlink:href="Pictures/100000000000049D0000015E34831C08.jpg" xlink:type="simple" xlink:show="embed" xlink:actuate="onLoad"/></draw:frame><draw:frame draw:style-name="Mfr1" draw:name="グラフィックス105" text:anchor-type="paragraph" svg:x="0.12cm" svg:y="-0.473cm" svg:width="3cm" svg:height="0.891cm" draw:z-index="0"><draw:image xlink:href="Pictures/100000000000049D0000015E34831C08.jpg" xlink:type="simple" xlink:show="embed" xlink:actuate="onLoad"/></draw:frame><draw:frame draw:style-name="Mfr1" draw:name="グラフィックス104" text:anchor-type="paragraph" svg:x="0.12cm" svg:y="-0.473cm" svg:width="3cm" svg:height="0.891cm" draw:z-index="0"><draw:image xlink:href="Pictures/100000000000049D0000015E34831C08.jpg" xlink:type="simple" xlink:show="embed" xlink:actuate="onLoad"/></draw:frame><draw:frame draw:style-name="Mfr1" draw:name="グラフィックス103" text:anchor-type="paragraph" svg:x="0.12cm" svg:y="-0.473cm" svg:width="3cm" svg:height="0.891cm" draw:z-index="0"><draw:image xlink:href="Pictures/100000000000049D0000015E34831C08.jpg" xlink:type="simple" xlink:show="embed" xlink:actuate="onLoad"/></draw:frame><draw:frame draw:style-name="Mfr1" draw:name="グラフィックス102" text:anchor-type="paragraph" svg:x="0.12cm" svg:y="-0.473cm" svg:width="3cm" svg:height="0.891cm" draw:z-index="0"><draw:image xlink:href="Pictures/100000000000049D0000015E34831C08.jpg" xlink:type="simple" xlink:show="embed" xlink:actuate="onLoad"/></draw:frame><draw:frame draw:style-name="Mfr1" draw:name="グラフィックス101" text:anchor-type="paragraph" svg:x="0.12cm" svg:y="-0.473cm" svg:width="3cm" svg:height="0.891cm" draw:z-index="0"><draw:image xlink:href="Pictures/100000000000049D0000015E34831C08.jpg" xlink:type="simple" xlink:show="embed" xlink:actuate="onLoad"/></draw:frame><draw:frame draw:style-name="Mfr1" draw:name="グラフィックス100" text:anchor-type="paragraph" svg:x="0.12cm" svg:y="-0.473cm" svg:width="3cm" svg:height="0.891cm" draw:z-index="0"><draw:image xlink:href="Pictures/100000000000049D0000015E34831C08.jpg" xlink:type="simple" xlink:show="embed" xlink:actuate="onLoad"/></draw:frame><draw:frame draw:style-name="Mfr1" draw:name="グラフィックス99" text:anchor-type="paragraph" svg:x="0.12cm" svg:y="-0.473cm" svg:width="3cm" svg:height="0.891cm" draw:z-index="0"><draw:image xlink:href="Pictures/100000000000049D0000015E34831C08.jpg" xlink:type="simple" xlink:show="embed" xlink:actuate="onLoad"/></draw:frame><draw:frame draw:style-name="Mfr1" draw:name="グラフィックス98" text:anchor-type="paragraph" svg:x="0.12cm" svg:y="-0.473cm" svg:width="3cm" svg:height="0.891cm" draw:z-index="0"><draw:image xlink:href="Pictures/100000000000049D0000015E34831C08.jpg" xlink:type="simple" xlink:show="embed" xlink:actuate="onLoad"/></draw:frame><draw:frame draw:style-name="Mfr1" draw:name="グラフィックス97" text:anchor-type="paragraph" svg:x="0.12cm" svg:y="-0.473cm" svg:width="3cm" svg:height="0.891cm" draw:z-index="0"><draw:image xlink:href="Pictures/100000000000049D0000015E34831C08.jpg" xlink:type="simple" xlink:show="embed" xlink:actuate="onLoad"/></draw:frame><draw:frame draw:style-name="Mfr1" draw:name="グラフィックス96" text:anchor-type="paragraph" svg:x="0.12cm" svg:y="-0.473cm" svg:width="3cm" svg:height="0.891cm" draw:z-index="0"><draw:image xlink:href="Pictures/100000000000049D0000015E34831C08.jpg" xlink:type="simple" xlink:show="embed" xlink:actuate="onLoad"/></draw:frame><draw:frame draw:style-name="Mfr1" draw:name="グラフィックス95" text:anchor-type="paragraph" svg:x="0.12cm" svg:y="-0.473cm" svg:width="3cm" svg:height="0.891cm" draw:z-index="0"><draw:image xlink:href="Pictures/100000000000049D0000015E34831C08.jpg" xlink:type="simple" xlink:show="embed" xlink:actuate="onLoad"/></draw:frame><draw:frame draw:style-name="Mfr1" draw:name="グラフィックス94" text:anchor-type="paragraph" svg:x="0.12cm" svg:y="-0.473cm" svg:width="3cm" svg:height="0.891cm" draw:z-index="0"><draw:image xlink:href="Pictures/100000000000049D0000015E34831C08.jpg" xlink:type="simple" xlink:show="embed" xlink:actuate="onLoad"/></draw:frame><draw:frame draw:style-name="Mfr1" draw:name="グラフィックス93" text:anchor-type="paragraph" svg:x="0.12cm" svg:y="-0.473cm" svg:width="3cm" svg:height="0.891cm" draw:z-index="0"><draw:image xlink:href="Pictures/100000000000049D0000015E34831C08.jpg" xlink:type="simple" xlink:show="embed" xlink:actuate="onLoad"/></draw:frame><draw:frame draw:style-name="Mfr1" draw:name="グラフィックス92" text:anchor-type="paragraph" svg:x="0.12cm" svg:y="-0.473cm" svg:width="3cm" svg:height="0.891cm" draw:z-index="0"><draw:image xlink:href="Pictures/100000000000049D0000015E34831C08.jpg" xlink:type="simple" xlink:show="embed" xlink:actuate="onLoad"/></draw:frame><draw:frame draw:style-name="Mfr1" draw:name="グラフィックス91" text:anchor-type="paragraph" svg:x="0.12cm" svg:y="-0.473cm" svg:width="3cm" svg:height="0.891cm" draw:z-index="0"><draw:image xlink:href="Pictures/100000000000049D0000015E34831C08.jpg" xlink:type="simple" xlink:show="embed" xlink:actuate="onLoad"/></draw:frame><draw:frame draw:style-name="Mfr1" draw:name="グラフィックス90" text:anchor-type="paragraph" svg:x="0.12cm" svg:y="-0.473cm" svg:width="3cm" svg:height="0.891cm" draw:z-index="0"><draw:image xlink:href="Pictures/100000000000049D0000015E34831C08.jpg" xlink:type="simple" xlink:show="embed" xlink:actuate="onLoad"/></draw:frame><draw:frame draw:style-name="Mfr1" draw:name="グラフィックス89" text:anchor-type="paragraph" svg:x="0.12cm" svg:y="-0.473cm" svg:width="3cm" svg:height="0.891cm" draw:z-index="0"><draw:image xlink:href="Pictures/100000000000049D0000015E34831C08.jpg" xlink:type="simple" xlink:show="embed" xlink:actuate="onLoad"/></draw:frame><draw:frame draw:style-name="Mfr1" draw:name="グラフィックス88" text:anchor-type="paragraph" svg:x="0.12cm" svg:y="-0.473cm" svg:width="3cm" svg:height="0.891cm" draw:z-index="0"><draw:image xlink:href="Pictures/100000000000049D0000015E34831C08.jpg" xlink:type="simple" xlink:show="embed" xlink:actuate="onLoad"/></draw:frame><draw:frame draw:style-name="Mfr1" draw:name="グラフィックス87" text:anchor-type="paragraph" svg:x="0.12cm" svg:y="-0.473cm" svg:width="3cm" svg:height="0.891cm" draw:z-index="0"><draw:image xlink:href="Pictures/100000000000049D0000015E34831C08.jpg" xlink:type="simple" xlink:show="embed" xlink:actuate="onLoad"/></draw:frame><draw:frame draw:style-name="Mfr1" draw:name="グラフィックス86" text:anchor-type="paragraph" svg:x="0.12cm" svg:y="-0.473cm" svg:width="3cm" svg:height="0.891cm" draw:z-index="0"><draw:image xlink:href="Pictures/100000000000049D0000015E34831C08.jpg" xlink:type="simple" xlink:show="embed" xlink:actuate="onLoad"/></draw:frame><draw:frame draw:style-name="Mfr1" draw:name="グラフィックス85" text:anchor-type="paragraph" svg:x="0.12cm" svg:y="-0.473cm" svg:width="3cm" svg:height="0.891cm" draw:z-index="0"><draw:image xlink:href="Pictures/100000000000049D0000015E34831C08.jpg" xlink:type="simple" xlink:show="embed" xlink:actuate="onLoad"/></draw:frame><draw:frame draw:style-name="Mfr1" draw:name="グラフィックス84" text:anchor-type="paragraph" svg:x="0.12cm" svg:y="-0.473cm" svg:width="3cm" svg:height="0.891cm" draw:z-index="0"><draw:image xlink:href="Pictures/100000000000049D0000015E34831C08.jpg" xlink:type="simple" xlink:show="embed" xlink:actuate="onLoad"/></draw:frame><draw:frame draw:style-name="Mfr1" draw:name="グラフィックス83" text:anchor-type="paragraph" svg:x="0.12cm" svg:y="-0.473cm" svg:width="3cm" svg:height="0.891cm" draw:z-index="0"><draw:image xlink:href="Pictures/100000000000049D0000015E34831C08.jpg" xlink:type="simple" xlink:show="embed" xlink:actuate="onLoad"/></draw:frame><draw:frame draw:style-name="Mfr1" draw:name="グラフィックス82" text:anchor-type="paragraph" svg:x="0.12cm" svg:y="-0.473cm" svg:width="3cm" svg:height="0.891cm" draw:z-index="0"><draw:image xlink:href="Pictures/100000000000049D0000015E34831C08.jpg" xlink:type="simple" xlink:show="embed" xlink:actuate="onLoad"/></draw:frame><draw:frame draw:style-name="Mfr1" draw:name="グラフィックス81" text:anchor-type="paragraph" svg:x="0.12cm" svg:y="-0.473cm" svg:width="3cm" svg:height="0.891cm" draw:z-index="0"><draw:image xlink:href="Pictures/100000000000049D0000015E34831C08.jpg" xlink:type="simple" xlink:show="embed" xlink:actuate="onLoad"/></draw:frame><draw:frame draw:style-name="Mfr1" draw:name="グラフィックス80" text:anchor-type="paragraph" svg:x="0.12cm" svg:y="-0.473cm" svg:width="3cm" svg:height="0.891cm" draw:z-index="0"><draw:image xlink:href="Pictures/100000000000049D0000015E34831C08.jpg" xlink:type="simple" xlink:show="embed" xlink:actuate="onLoad"/></draw:frame><draw:frame draw:style-name="Mfr1" draw:name="グラフィックス79" text:anchor-type="paragraph" svg:x="0.12cm" svg:y="-0.473cm" svg:width="3cm" svg:height="0.891cm" draw:z-index="0"><draw:image xlink:href="Pictures/100000000000049D0000015E34831C08.jpg" xlink:type="simple" xlink:show="embed" xlink:actuate="onLoad"/></draw:frame><draw:frame draw:style-name="Mfr1" draw:name="グラフィックス78" text:anchor-type="paragraph" svg:x="0.12cm" svg:y="-0.473cm" svg:width="3cm" svg:height="0.891cm" draw:z-index="0"><draw:image xlink:href="Pictures/100000000000049D0000015E34831C08.jpg" xlink:type="simple" xlink:show="embed" xlink:actuate="onLoad"/></draw:frame><draw:frame draw:style-name="Mfr1" draw:name="グラフィックス77" text:anchor-type="paragraph" svg:x="0.12cm" svg:y="-0.473cm" svg:width="3cm" svg:height="0.891cm" draw:z-index="0"><draw:image xlink:href="Pictures/100000000000049D0000015E34831C08.jpg" xlink:type="simple" xlink:show="embed" xlink:actuate="onLoad"/></draw:frame><draw:frame draw:style-name="Mfr1" draw:name="グラフィックス76" text:anchor-type="paragraph" svg:x="0.12cm" svg:y="-0.473cm" svg:width="3cm" svg:height="0.891cm" draw:z-index="0"><draw:image xlink:href="Pictures/100000000000049D0000015E34831C08.jpg" xlink:type="simple" xlink:show="embed" xlink:actuate="onLoad"/></draw:frame><draw:frame draw:style-name="Mfr1" draw:name="グラフィックス75" text:anchor-type="paragraph" svg:x="0.12cm" svg:y="-0.473cm" svg:width="3cm" svg:height="0.891cm" draw:z-index="0"><draw:image xlink:href="Pictures/100000000000049D0000015E34831C08.jpg" xlink:type="simple" xlink:show="embed" xlink:actuate="onLoad"/></draw:frame><draw:frame draw:style-name="Mfr1" draw:name="グラフィックス74" text:anchor-type="paragraph" svg:x="0.12cm" svg:y="-0.473cm" svg:width="3cm" svg:height="0.891cm" draw:z-index="0"><draw:image xlink:href="Pictures/100000000000049D0000015E34831C08.jpg" xlink:type="simple" xlink:show="embed" xlink:actuate="onLoad"/></draw:frame><draw:frame draw:style-name="Mfr1" draw:name="グラフィックス73" text:anchor-type="paragraph" svg:x="0.12cm" svg:y="-0.473cm" svg:width="3cm" svg:height="0.891cm" draw:z-index="0"><draw:image xlink:href="Pictures/100000000000049D0000015E34831C08.jpg" xlink:type="simple" xlink:show="embed" xlink:actuate="onLoad"/></draw:frame><draw:frame draw:style-name="Mfr1" draw:name="グラフィックス72" text:anchor-type="paragraph" svg:x="0.12cm" svg:y="-0.473cm" svg:width="3cm" svg:height="0.891cm" draw:z-index="0"><draw:image xlink:href="Pictures/100000000000049D0000015E34831C08.jpg" xlink:type="simple" xlink:show="embed" xlink:actuate="onLoad"/></draw:frame><draw:frame draw:style-name="Mfr1" draw:name="グラフィックス71" text:anchor-type="paragraph" svg:x="0.12cm" svg:y="-0.473cm" svg:width="3cm" svg:height="0.891cm" draw:z-index="0"><draw:image xlink:href="Pictures/100000000000049D0000015E34831C08.jpg" xlink:type="simple" xlink:show="embed" xlink:actuate="onLoad"/></draw:frame><draw:frame draw:style-name="Mfr1" draw:name="グラフィックス70" text:anchor-type="paragraph" svg:x="0.12cm" svg:y="-0.473cm" svg:width="3cm" svg:height="0.891cm" draw:z-index="0"><draw:image xlink:href="Pictures/100000000000049D0000015E34831C08.jpg" xlink:type="simple" xlink:show="embed" xlink:actuate="onLoad"/></draw:frame><draw:frame draw:style-name="Mfr1" draw:name="グラフィックス69" text:anchor-type="paragraph" svg:x="0.12cm" svg:y="-0.473cm" svg:width="3cm" svg:height="0.891cm" draw:z-index="0"><draw:image xlink:href="Pictures/100000000000049D0000015E34831C08.jpg" xlink:type="simple" xlink:show="embed" xlink:actuate="onLoad"/></draw:frame><draw:frame draw:style-name="Mfr1" draw:name="グラフィックス68" text:anchor-type="paragraph" svg:x="0.12cm" svg:y="-0.473cm" svg:width="3cm" svg:height="0.891cm" draw:z-index="0"><draw:image xlink:href="Pictures/100000000000049D0000015E34831C08.jpg" xlink:type="simple" xlink:show="embed" xlink:actuate="onLoad"/></draw:frame><draw:frame draw:style-name="Mfr1" draw:name="グラフィックス67" text:anchor-type="paragraph" svg:x="0.12cm" svg:y="-0.473cm" svg:width="3cm" svg:height="0.891cm" draw:z-index="0"><draw:image xlink:href="Pictures/100000000000049D0000015E34831C08.jpg" xlink:type="simple" xlink:show="embed" xlink:actuate="onLoad"/></draw:frame><draw:frame draw:style-name="Mfr1" draw:name="グラフィックス66" text:anchor-type="paragraph" svg:x="0.12cm" svg:y="-0.473cm" svg:width="3cm" svg:height="0.891cm" draw:z-index="0"><draw:image xlink:href="Pictures/100000000000049D0000015E34831C08.jpg" xlink:type="simple" xlink:show="embed" xlink:actuate="onLoad"/></draw:frame><draw:frame draw:style-name="Mfr1" draw:name="グラフィックス65" text:anchor-type="paragraph" svg:x="0.12cm" svg:y="-0.473cm" svg:width="3cm" svg:height="0.891cm" draw:z-index="0"><draw:image xlink:href="Pictures/100000000000049D0000015E34831C08.jpg" xlink:type="simple" xlink:show="embed" xlink:actuate="onLoad"/></draw:frame><draw:frame draw:style-name="Mfr1" draw:name="グラフィックス64" text:anchor-type="paragraph" svg:x="0.12cm" svg:y="-0.473cm" svg:width="3cm" svg:height="0.891cm" draw:z-index="0"><draw:image xlink:href="Pictures/100000000000049D0000015E34831C08.jpg" xlink:type="simple" xlink:show="embed" xlink:actuate="onLoad"/></draw:frame><draw:frame draw:style-name="Mfr1" draw:name="グラフィックス63" text:anchor-type="paragraph" svg:x="0.12cm" svg:y="-0.473cm" svg:width="3cm" svg:height="0.891cm" draw:z-index="0"><draw:image xlink:href="Pictures/100000000000049D0000015E34831C08.jpg" xlink:type="simple" xlink:show="embed" xlink:actuate="onLoad"/></draw:frame><draw:frame draw:style-name="Mfr1" draw:name="グラフィックス62" text:anchor-type="paragraph" svg:x="0.12cm" svg:y="-0.473cm" svg:width="3cm" svg:height="0.891cm" draw:z-index="0"><draw:image xlink:href="Pictures/100000000000049D0000015E34831C08.jpg" xlink:type="simple" xlink:show="embed" xlink:actuate="onLoad"/></draw:frame><draw:frame draw:style-name="Mfr1" draw:name="グラフィックス61" text:anchor-type="paragraph" svg:x="0.12cm" svg:y="-0.473cm" svg:width="3cm" svg:height="0.891cm" draw:z-index="0"><draw:image xlink:href="Pictures/100000000000049D0000015E34831C08.jpg" xlink:type="simple" xlink:show="embed" xlink:actuate="onLoad"/></draw:frame><draw:frame draw:style-name="Mfr1" draw:name="グラフィックス60" text:anchor-type="paragraph" svg:x="0.12cm" svg:y="-0.473cm" svg:width="3cm" svg:height="0.891cm" draw:z-index="0"><draw:image xlink:href="Pictures/100000000000049D0000015E34831C08.jpg" xlink:type="simple" xlink:show="embed" xlink:actuate="onLoad"/></draw:frame><draw:frame draw:style-name="Mfr1" draw:name="グラフィックス59" text:anchor-type="paragraph" svg:x="0.12cm" svg:y="-0.473cm" svg:width="3cm" svg:height="0.891cm" draw:z-index="0"><draw:image xlink:href="Pictures/100000000000049D0000015E34831C08.jpg" xlink:type="simple" xlink:show="embed" xlink:actuate="onLoad"/></draw:frame><draw:frame draw:style-name="Mfr1" draw:name="グラフィックス58" text:anchor-type="paragraph" svg:x="0.12cm" svg:y="-0.473cm" svg:width="3cm" svg:height="0.891cm" draw:z-index="0"><draw:image xlink:href="Pictures/100000000000049D0000015E34831C08.jpg" xlink:type="simple" xlink:show="embed" xlink:actuate="onLoad"/></draw:frame><draw:frame draw:style-name="Mfr1" draw:name="グラフィックス57" text:anchor-type="paragraph" svg:x="0.12cm" svg:y="-0.473cm" svg:width="3cm" svg:height="0.891cm" draw:z-index="0"><draw:image xlink:href="Pictures/100000000000049D0000015E34831C08.jpg" xlink:type="simple" xlink:show="embed" xlink:actuate="onLoad"/></draw:frame><draw:frame draw:style-name="Mfr1" draw:name="グラフィックス56" text:anchor-type="paragraph" svg:x="0.12cm" svg:y="-0.473cm" svg:width="3cm" svg:height="0.891cm" draw:z-index="0"><draw:image xlink:href="Pictures/100000000000049D0000015E34831C08.jpg" xlink:type="simple" xlink:show="embed" xlink:actuate="onLoad"/></draw:frame><draw:frame draw:style-name="Mfr1" draw:name="グラフィックス55" text:anchor-type="paragraph" svg:x="0.12cm" svg:y="-0.473cm" svg:width="3cm" svg:height="0.891cm" draw:z-index="0"><draw:image xlink:href="Pictures/100000000000049D0000015E34831C08.jpg" xlink:type="simple" xlink:show="embed" xlink:actuate="onLoad"/></draw:frame><draw:frame draw:style-name="Mfr1" draw:name="グラフィックス54" text:anchor-type="paragraph" svg:x="0.12cm" svg:y="-0.473cm" svg:width="3cm" svg:height="0.891cm" draw:z-index="0"><draw:image xlink:href="Pictures/100000000000049D0000015E34831C08.jpg" xlink:type="simple" xlink:show="embed" xlink:actuate="onLoad"/></draw:frame><draw:frame draw:style-name="Mfr1" draw:name="グラフィックス53" text:anchor-type="paragraph" svg:x="0.12cm" svg:y="-0.473cm" svg:width="3cm" svg:height="0.891cm" draw:z-index="0"><draw:image xlink:href="Pictures/100000000000049D0000015E34831C08.jpg" xlink:type="simple" xlink:show="embed" xlink:actuate="onLoad"/></draw:frame><draw:frame draw:style-name="Mfr1" draw:name="グラフィックス52" text:anchor-type="paragraph" svg:x="0.12cm" svg:y="-0.473cm" svg:width="3cm" svg:height="0.891cm" draw:z-index="0"><draw:image xlink:href="Pictures/100000000000049D0000015E34831C08.jpg" xlink:type="simple" xlink:show="embed" xlink:actuate="onLoad"/></draw:frame><draw:frame draw:style-name="Mfr1" draw:name="グラフィックス51" text:anchor-type="paragraph" svg:x="0.12cm" svg:y="-0.473cm" svg:width="3cm" svg:height="0.891cm" draw:z-index="0"><draw:image xlink:href="Pictures/100000000000049D0000015E34831C08.jpg" xlink:type="simple" xlink:show="embed" xlink:actuate="onLoad"/></draw:frame><draw:frame draw:style-name="Mfr1" draw:name="グラフィックス50" text:anchor-type="paragraph" svg:x="0.12cm" svg:y="-0.473cm" svg:width="3cm" svg:height="0.891cm" draw:z-index="0"><draw:image xlink:href="Pictures/100000000000049D0000015E34831C08.jpg" xlink:type="simple" xlink:show="embed" xlink:actuate="onLoad"/></draw:frame><draw:frame draw:style-name="Mfr1" draw:name="グラフィックス49" text:anchor-type="paragraph" svg:x="0.12cm" svg:y="-0.473cm" svg:width="3cm" svg:height="0.891cm" draw:z-index="0"><draw:image xlink:href="Pictures/100000000000049D0000015E34831C08.jpg" xlink:type="simple" xlink:show="embed" xlink:actuate="onLoad"/></draw:frame><draw:frame draw:style-name="Mfr1" draw:name="グラフィックス48" text:anchor-type="paragraph" svg:x="0.12cm" svg:y="-0.473cm" svg:width="3cm" svg:height="0.891cm" draw:z-index="0"><draw:image xlink:href="Pictures/100000000000049D0000015E34831C08.jpg" xlink:type="simple" xlink:show="embed" xlink:actuate="onLoad"/></draw:frame><draw:frame draw:style-name="Mfr1" draw:name="イメージ3" text:anchor-type="paragraph" svg:x="0.12cm" svg:y="-0.473cm" svg:width="3cm" svg:height="0.891cm" draw:z-index="0"><draw:image xlink:href="Pictures/100000000000049D0000015E34831C08.jpg" xlink:type="simple" xlink:show="embed" xlink:actuate="onLoad"/></draw:frame><draw:frame draw:style-name="Mfr1" draw:name="イメージ2" text:anchor-type="paragraph" svg:x="0.12cm" svg:y="-0.473cm" svg:width="3cm" svg:height="0.891cm" draw:z-index="0"><draw:image xlink:href="Pictures/100000000000049D0000015E34831C08.jpg" xlink:type="simple" xlink:show="embed" xlink:actuate="onLoad"/></draw:frame><draw:frame draw:style-name="Mfr1" draw:name="イメージ1" text:anchor-type="paragraph" svg:x="0.12cm" svg:y="-0.473cm" svg:width="3cm" svg:height="0.891cm" draw:z-index="0"><draw:image xlink:href="Pictures/100000000000049D0000015E34831C08.jpg" xlink:type="simple" xlink:show="embed" xlink:actuate="onLoad"/></draw:frame><draw:frame draw:style-name="Mfr1" draw:name="グラフィックス47" text:anchor-type="paragraph" svg:x="0.12cm" svg:y="-0.473cm" svg:width="3cm" svg:height="0.891cm" draw:z-index="0"><draw:image xlink:href="Pictures/100000000000049D0000015E34831C08.jpg" xlink:type="simple" xlink:show="embed" xlink:actuate="onLoad"/></draw:frame><draw:frame draw:style-name="Mfr1" draw:name="グラフィックス46" text:anchor-type="paragraph" svg:x="0.12cm" svg:y="-0.473cm" svg:width="3cm" svg:height="0.891cm" draw:z-index="0"><draw:image xlink:href="Pictures/100000000000049D0000015E34831C08.jpg" xlink:type="simple" xlink:show="embed" xlink:actuate="onLoad"/></draw:frame><draw:frame draw:style-name="Mfr1" draw:name="グラフィックス45" text:anchor-type="paragraph" svg:x="0.12cm" svg:y="-0.473cm" svg:width="3cm" svg:height="0.891cm" draw:z-index="0"><draw:image xlink:href="Pictures/100000000000049D0000015E34831C08.jpg" xlink:type="simple" xlink:show="embed" xlink:actuate="onLoad"/></draw:frame><draw:frame draw:style-name="Mfr1" draw:name="グラフィックス44" text:anchor-type="paragraph" svg:x="0.12cm" svg:y="-0.473cm" svg:width="3cm" svg:height="0.891cm" draw:z-index="0"><draw:image xlink:href="Pictures/100000000000049D0000015E34831C08.jpg" xlink:type="simple" xlink:show="embed" xlink:actuate="onLoad"/></draw:frame><draw:frame draw:style-name="Mfr1" draw:name="グラフィックス43" text:anchor-type="paragraph" svg:x="0.12cm" svg:y="-0.473cm" svg:width="3cm" svg:height="0.891cm" draw:z-index="0"><draw:image xlink:href="Pictures/100000000000049D0000015E34831C08.jpg" xlink:type="simple" xlink:show="embed" xlink:actuate="onLoad"/></draw:frame><draw:frame draw:style-name="Mfr1" draw:name="グラフィックス42" text:anchor-type="paragraph" svg:x="0.12cm" svg:y="-0.473cm" svg:width="3cm" svg:height="0.891cm" draw:z-index="0"><draw:image xlink:href="Pictures/100000000000049D0000015E34831C08.jpg" xlink:type="simple" xlink:show="embed" xlink:actuate="onLoad"/></draw:frame><draw:frame draw:style-name="Mfr1" draw:name="グラフィックス41" text:anchor-type="paragraph" svg:x="0.12cm" svg:y="-0.473cm" svg:width="3cm" svg:height="0.891cm" draw:z-index="0"><draw:image xlink:href="Pictures/100000000000049D0000015E34831C08.jpg" xlink:type="simple" xlink:show="embed" xlink:actuate="onLoad"/></draw:frame><draw:frame draw:style-name="Mfr1" draw:name="グラフィックス40" text:anchor-type="paragraph" svg:x="0.12cm" svg:y="-0.473cm" svg:width="3cm" svg:height="0.891cm" draw:z-index="0"><draw:image xlink:href="Pictures/100000000000049D0000015E34831C08.jpg" xlink:type="simple" xlink:show="embed" xlink:actuate="onLoad"/></draw:frame><draw:frame draw:style-name="Mfr1" draw:name="グラフィックス39" text:anchor-type="paragraph" svg:x="0.12cm" svg:y="-0.473cm" svg:width="3cm" svg:height="0.891cm" draw:z-index="0"><draw:image xlink:href="Pictures/100000000000049D0000015E34831C08.jpg" xlink:type="simple" xlink:show="embed" xlink:actuate="onLoad"/></draw:frame><draw:frame draw:style-name="Mfr1" draw:name="グラフィックス38" text:anchor-type="paragraph" svg:x="0.12cm" svg:y="-0.473cm" svg:width="3cm" svg:height="0.891cm" draw:z-index="0"><draw:image xlink:href="Pictures/100000000000049D0000015E34831C08.jpg" xlink:type="simple" xlink:show="embed" xlink:actuate="onLoad"/></draw:frame><draw:frame draw:style-name="Mfr1" draw:name="グラフィックス37" text:anchor-type="paragraph" svg:x="0.12cm" svg:y="-0.473cm" svg:width="3cm" svg:height="0.891cm" draw:z-index="0"><draw:image xlink:href="Pictures/100000000000049D0000015E34831C08.jpg" xlink:type="simple" xlink:show="embed" xlink:actuate="onLoad"/></draw:frame><draw:frame draw:style-name="Mfr1" draw:name="グラフィックス36" text:anchor-type="paragraph" svg:x="0.12cm" svg:y="-0.473cm" svg:width="3cm" svg:height="0.891cm" draw:z-index="0"><draw:image xlink:href="Pictures/100000000000049D0000015E34831C08.jpg" xlink:type="simple" xlink:show="embed" xlink:actuate="onLoad"/></draw:frame><draw:frame draw:style-name="Mfr1" draw:name="グラフィックス35" text:anchor-type="paragraph" svg:x="0.12cm" svg:y="-0.473cm" svg:width="3cm" svg:height="0.891cm" draw:z-index="0"><draw:image xlink:href="Pictures/100000000000049D0000015E34831C08.jpg" xlink:type="simple" xlink:show="embed" xlink:actuate="onLoad"/></draw:frame><draw:frame draw:style-name="Mfr1" draw:name="グラフィックス34" text:anchor-type="paragraph" svg:x="0.12cm" svg:y="-0.473cm" svg:width="3cm" svg:height="0.891cm" draw:z-index="0"><draw:image xlink:href="Pictures/100000000000049D0000015E34831C08.jpg" xlink:type="simple" xlink:show="embed" xlink:actuate="onLoad"/></draw:frame><draw:frame draw:style-name="Mfr1" draw:name="グラフィックス33" text:anchor-type="paragraph" svg:x="0.12cm" svg:y="-0.473cm" svg:width="3cm" svg:height="0.891cm" draw:z-index="0"><draw:image xlink:href="Pictures/100000000000049D0000015E34831C08.jpg" xlink:type="simple" xlink:show="embed" xlink:actuate="onLoad"/></draw:frame><draw:frame draw:style-name="Mfr1" draw:name="グラフィックス32" text:anchor-type="paragraph" svg:x="0.12cm" svg:y="-0.473cm" svg:width="3cm" svg:height="0.891cm" draw:z-index="0"><draw:image xlink:href="Pictures/100000000000049D0000015E34831C08.jpg" xlink:type="simple" xlink:show="embed" xlink:actuate="onLoad"/></draw:frame><draw:frame draw:style-name="Mfr1" draw:name="グラフィックス31" text:anchor-type="paragraph" svg:x="0.12cm" svg:y="-0.473cm" svg:width="3cm" svg:height="0.891cm" draw:z-index="0"><draw:image xlink:href="Pictures/100000000000049D0000015E34831C08.jpg" xlink:type="simple" xlink:show="embed" xlink:actuate="onLoad"/></draw:frame><draw:frame draw:style-name="Mfr1" draw:name="グラフィックス30" text:anchor-type="paragraph" svg:x="0.12cm" svg:y="-0.473cm" svg:width="3cm" svg:height="0.891cm" draw:z-index="0"><draw:image xlink:href="Pictures/100000000000049D0000015E34831C08.jpg" xlink:type="simple" xlink:show="embed" xlink:actuate="onLoad"/></draw:frame><draw:frame draw:style-name="Mfr1" draw:name="グラフィックス29" text:anchor-type="paragraph" svg:x="0.12cm" svg:y="-0.473cm" svg:width="3cm" svg:height="0.891cm" draw:z-index="0"><draw:image xlink:href="Pictures/100000000000049D0000015E34831C08.jpg" xlink:type="simple" xlink:show="embed" xlink:actuate="onLoad"/></draw:frame><draw:frame draw:style-name="Mfr1" draw:name="グラフィックス28" text:anchor-type="paragraph" svg:x="0.12cm" svg:y="-0.473cm" svg:width="3cm" svg:height="0.891cm" draw:z-index="0"><draw:image xlink:href="Pictures/100000000000049D0000015E34831C08.jpg" xlink:type="simple" xlink:show="embed" xlink:actuate="onLoad"/></draw:frame><draw:frame draw:style-name="Mfr1" draw:name="グラフィックス8" text:anchor-type="paragraph" svg:x="0.12cm" svg:y="-0.473cm" svg:width="3cm" svg:height="0.891cm" draw:z-index="0"><draw:image xlink:href="Pictures/100000000000049D0000015E34831C08.jpg" xlink:type="simple" xlink:show="embed" xlink:actuate="onLoad"/></draw:frame><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4" draw:style-name="Mgr1" draw:text-style-name="MP3" svg:width="7.818cm" svg:height="0.458cm" svg:x="9.239cm" svg:y="0.071cm"><draw:text-box><text:p text:style-name="MP2"><text:span text:style-name="MT1">Copyright © 2015 PostgreSQL Enterprise Consortium All Rights Reserved.</text:span></text:p></draw:text-box></draw:frame><text:page-number text:select-page="current">1</text:page-number><text:span text:style-name="MT2">/</text:span><text:span text:style-name="MT2"><text:page-count>11</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0"><draw:image xlink:href="Pictures/100000000000049D0000015E34831C08.jpg" xlink:type="simple" xlink:show="embed" xlink:actuate="onLoad"/></draw:frame></text:p>
      </style:header>
      <style:footer>
        <text:p text:style-name="Footer"><draw:frame text:anchor-type="paragraph" draw:z-index="3" draw:style-name="Mgr1" draw:text-style-name="MP5" svg:width="7.818cm" svg:height="0.458cm" svg:x="9.239cm" svg:y="0.071cm"><draw:text-box><text:p text:style-name="MP4"><text:span text:style-name="MT3">© 2015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24"><draw:image xlink:href="Pictures/100000000000049D0000015E34831C08.jpg" xlink:type="simple" xlink:show="embed" xlink:actuate="onLoad"/></draw:frame></text:p>
      </style:header>
      <style:footer>
        <text:p text:style-name="MP1"><draw:frame text:anchor-type="paragraph" draw:z-index="14" draw:style-name="Mgr1" draw:text-style-name="MP3" svg:width="7.818cm" svg:height="0.458cm" svg:x="9.239cm" svg:y="0.071cm"><draw:text-box><text:p text:style-name="MP4"><text:span text:style-name="MT3">© 2015 PostgreSQL Enterprise Consortium </text:span></text:p></draw:text-box></draw:frame><text:page-number text:select-page="current">11</text:page-number><text:span text:style-name="MT2">/</text:span><text:span text:style-name="MT2"><text:page-count>11</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19"><draw:image xlink:href="Pictures/100000000000049D0000015E34831C08.jpg" xlink:type="simple" xlink:show="embed" xlink:actuate="onLoad"/></draw:frame></text:p>
      </style:header>
      <style:footer>
        <text:p text:style-name="MP1"><draw:frame text:anchor-type="paragraph" draw:z-index="9" draw:style-name="Mgr1" draw:text-style-name="MP6" svg:width="7.818cm" svg:height="0.458cm" svg:x="9.239cm" svg:y="0.071cm"><draw:text-box><text:p text:style-name="MP4"><text:span text:style-name="MT3">© 2015 PostgreSQL Enterprise Consortium </text:span></text:p></draw:text-box></draw:frame><text:page-number text:select-page="current">10</text:page-number><text:span text:style-name="MT2">/</text:span><text:span text:style-name="MT2"><text:page-count>11</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3-21T11:14:00</meta:creation-date>
    <meta:editing-duration>P4DT10H17M52S</meta:editing-duration>
    <meta:editing-cycles>605</meta:editing-cycles>
    <meta:generator>LibreOffice/4.4.7.2$Windows_x86 LibreOffice_project/f3153a8b245191196a4b6b9abd1d0da16eead600</meta:generator>
    <dc:date>2016-02-15T15:09:46.406000000</dc:date>
    <dc:title>基本設計書_概要</dc:title>
    <meta:print-date>2015-04-13T17:50:59.176000000</meta:print-date>
    <meta:initial-creator>CM</meta:initial-creator>
    <dc:subject>システム設計以降の文書に適用</dc:subject>
    <meta:document-statistic meta:table-count="6" meta:image-count="137" meta:object-count="0" meta:page-count="11" meta:paragraph-count="148" meta:word-count="2086" meta:character-count="2450" meta:non-whitespace-character-count="2404"/>
  </office:meta>
</office:document-meta>
</file>